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53520D689CA45E64.png" manifest:media-type="image/png"/>
  <manifest:file-entry manifest:full-path="Pictures/100002010000004A000000245E774BBBA7B79738.png" manifest:media-type="image/png"/>
  <manifest:file-entry manifest:full-path="Pictures/100002010000004A00000024BD4C391C40237E96.png" manifest:media-type="image/png"/>
  <manifest:file-entry manifest:full-path="Pictures/100002010000004A00000024CB9621F2570D48FC.png" manifest:media-type="image/png"/>
  <manifest:file-entry manifest:full-path="Pictures/100002010000004A0000002490C68B106069392D.png" manifest:media-type="image/png"/>
  <manifest:file-entry manifest:full-path="Pictures/100002010000004A000000247E61EE07419768E7.png" manifest:media-type="image/png"/>
  <manifest:file-entry manifest:full-path="Pictures/100002010000004A00000024388DFFCA7C57B4B9.png" manifest:media-type="image/png"/>
  <manifest:file-entry manifest:full-path="Pictures/100002010000004A00000024AC63F994B631B257.png" manifest:media-type="image/png"/>
  <manifest:file-entry manifest:full-path="Pictures/100002010000004A00000024F09BBB5B1D311757.png" manifest:media-type="image/png"/>
  <manifest:file-entry manifest:full-path="Pictures/100002010000004A0000002495BBD9DBE4A75105.png" manifest:media-type="image/png"/>
  <manifest:file-entry manifest:full-path="Pictures/100002010000004A00000024337A0BF71C407C45.png" manifest:media-type="image/png"/>
  <manifest:file-entry manifest:full-path="Pictures/100002010000004A00000024A0817226F1657379.png" manifest:media-type="image/png"/>
  <manifest:file-entry manifest:full-path="Pictures/100002010000004A00000024EB82A706884059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7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3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1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text-properties officeooo:paragraph-rsid="00211c3f"/>
    </style:style>
    <style:style style:name="P92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3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4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5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10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11c3f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8" style:family="paragraph" style:parent-style-name="Table_20_Contents">
      <style:text-properties style:font-name="Liberation Serif1" fo:font-size="12pt" fo:font-weight="normal" officeooo:paragraph-rsid="00211c3f" style:font-size-asian="12pt" style:font-weight-asian="normal" style:font-size-complex="12pt" style:font-weight-complex="normal"/>
    </style:style>
    <style:style style:name="P109" style:family="paragraph" style:parent-style-name="Table_20_Contents">
      <style:text-properties officeooo:paragraph-rsid="00211c3f"/>
    </style:style>
    <style:style style:name="P110" style:family="paragraph" style:parent-style-name="Table_20_Contents">
      <style:text-properties style:font-name="Liberation Serif1" fo:font-size="12pt" style:font-size-asian="12pt" style:font-size-complex="12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11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BD4C391C40237E96.png" xlink:type="simple" xlink:show="embed" xlink:actuate="onLoad"/></draw:frame><draw:frame draw:style-name="fr1" draw:name="Изображение3" text:anchor-type="paragraph" svg:x="15.748cm" svg:y="2.999cm" svg:width="1.953cm" svg:height="0.947cm" draw:z-index="1"><draw:image xlink:href="Pictures/100002010000004A00000024CB9621F2570D48FC.png" xlink:type="simple" xlink:show="embed" xlink:actuate="onLoad"/></draw:frame><draw:frame draw:style-name="fr1" draw:name="Изображение12" text:anchor-type="paragraph" svg:x="15.748cm" svg:y="8.453cm" svg:width="1.953cm" svg:height="0.947cm" draw:z-index="2"><draw:image xlink:href="Pictures/100002010000004A0000002495BBD9DBE4A75105.png" xlink:type="simple" xlink:show="embed" xlink:actuate="onLoad"/></draw:frame><draw:frame draw:style-name="fr1" draw:name="Изображение19" text:anchor-type="paragraph" svg:x="15.748cm" svg:y="12.575cm" svg:width="1.953cm" svg:height="0.947cm" draw:z-index="3"><draw:image xlink:href="Pictures/100002010000004A00000024388DFFCA7C57B4B9.png" xlink:type="simple" xlink:show="embed" xlink:actuate="onLoad"/></draw:frame><draw:frame draw:style-name="fr1" draw:name="Изображение29" text:anchor-type="paragraph" svg:x="15.748cm" svg:y="20.745cm" svg:width="1.953cm" svg:height="0.947cm" draw:z-index="4"><draw:image xlink:href="Pictures/100002010000004A0000002490C68B106069392D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7651775146773351155" text:style-name="L1">
              <text:list-item>
                <text:p text:style-name="P93"><draw:frame draw:style-name="fr1" draw:name="Изображение2" text:anchor-type="paragraph" svg:x="16.249cm" svg:y="0.482cm" svg:width="1.953cm" svg:height="0.947cm" draw:z-index="5"><draw:image xlink:href="Pictures/100002010000004A00000024CB9621F2570D48FC.png" xlink:type="simple" xlink:show="embed" xlink:actuate="onLoad"/></draw:frame></text:p>
              </text:list-item>
            </text:list>
          </table:table-cell>
          <table:table-cell table:style-name="Таблица1.B2" office:value-type="string">
            <text:p text:style-name="P110">Башкіна Анастасія</text:p>
          </table:table-cell>
          <table:table-cell table:style-name="Таблица1.C2" office:value-type="string">
            <text:p text:style-name="P27">1<text:span text:style-name="T7">0</text:span>-<text:span text:style-name="T8">Б</text:span></text:p>
          </table:table-cell>
          <table:table-cell table:style-name="Таблица1.D2" office:value-type="string">
            <text:p text:style-name="P67"><text:span text:style-name="T7">05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7"/>
          </table:table-cell>
          <table:table-cell table:style-name="Таблица1.G2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90676867806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3" office:value-type="string">
            <text:p text:style-name="P110">Блях Катерина</text:p>
          </table:table-cell>
          <table:table-cell table:style-name="Таблица1.C3" office:value-type="string">
            <text:p text:style-name="P104">1<text:span text:style-name="T7">0</text:span>-<text:span text:style-name="T8">Б</text:span></text:p>
          </table:table-cell>
          <table:table-cell table:style-name="Таблица1.D3" office:value-type="string">
            <text:p text:style-name="P68"><text:span text:style-name="T7">05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7"/>
          </table:table-cell>
          <table:table-cell table:style-name="Таблица1.G3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905214662258" text:continue-numbering="true" text:style-name="L1">
              <text:list-item>
                <text:p text:style-name="P93"><draw:frame draw:style-name="fr1" draw:name="Изображение4" text:anchor-type="paragraph" svg:x="16.249cm" svg:y="0.474cm" svg:width="1.953cm" svg:height="0.947cm" draw:z-index="6"><draw:image xlink:href="Pictures/100002010000004A00000024AC63F994B631B257.png" xlink:type="simple" xlink:show="embed" xlink:actuate="onLoad"/></draw:frame></text:p>
              </text:list-item>
            </text:list>
          </table:table-cell>
          <table:table-cell table:style-name="Таблица1.B4" office:value-type="string">
            <text:p text:style-name="P110">Бойчун Вероніка</text:p>
          </table:table-cell>
          <table:table-cell table:style-name="Таблица1.C4" office:value-type="string">
            <text:p text:style-name="P104">1<text:span text:style-name="T7">0</text:span>-<text:span text:style-name="T8">Б</text:span></text:p>
          </table:table-cell>
          <table:table-cell table:style-name="Таблица1.D4" office:value-type="string">
            <text:p text:style-name="P68"><text:span text:style-name="T7">05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7"/>
          </table:table-cell>
          <table:table-cell table:style-name="Таблица1.G4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90593384738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5" office:value-type="string">
            <text:p text:style-name="P110">Бутко Катерина</text:p>
          </table:table-cell>
          <table:table-cell table:style-name="Таблица1.C5" office:value-type="string">
            <text:p text:style-name="P104">1<text:span text:style-name="T7">0</text:span>-<text:span text:style-name="T8">Б</text:span></text:p>
          </table:table-cell>
          <table:table-cell table:style-name="Таблица1.D5" office:value-type="string">
            <text:p text:style-name="P68"><text:span text:style-name="T7">05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7"/>
          </table:table-cell>
          <table:table-cell table:style-name="Таблица1.G5" office:value-type="string">
            <text:p text:style-name="P37"><draw:frame draw:style-name="fr1" draw:name="Изображение5" text:anchor-type="paragraph" svg:x="0.203cm" svg:y="0.575cm" svg:width="1.953cm" svg:height="0.947cm" draw:z-index="7"><draw:image xlink:href="Pictures/100002010000004A00000024388DFFCA7C57B4B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72004755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6" office:value-type="string">
            <text:p text:style-name="P110">Горобець Максим</text:p>
          </table:table-cell>
          <table:table-cell table:style-name="Таблица1.C6" office:value-type="string">
            <text:p text:style-name="P104">1<text:span text:style-name="T7">0</text:span>-<text:span text:style-name="T8">Б</text:span></text:p>
          </table:table-cell>
          <table:table-cell table:style-name="Таблица1.D6" office:value-type="string">
            <text:p text:style-name="P68"><text:span text:style-name="T7">05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7"/>
          </table:table-cell>
          <table:table-cell table:style-name="Таблица1.G6" office:value-type="string">
            <text:p text:style-name="P37"><draw:frame draw:style-name="fr1" draw:name="Изображение9" text:anchor-type="paragraph" svg:x="0.203cm" svg:y="0.575cm" svg:width="1.953cm" svg:height="0.947cm" draw:z-index="8"><draw:image xlink:href="Pictures/100002010000004A000000247E61EE07419768E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89076459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7" office:value-type="string">
            <text:p text:style-name="P110">Гулевич Катерина</text:p>
          </table:table-cell>
          <table:table-cell table:style-name="Таблица1.C7" office:value-type="string">
            <text:p text:style-name="P104">1<text:span text:style-name="T7">0</text:span>-<text:span text:style-name="T8">Б</text:span></text:p>
          </table:table-cell>
          <table:table-cell table:style-name="Таблица1.D7" office:value-type="string">
            <text:p text:style-name="P68"><text:span text:style-name="T7">05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7"/>
          </table:table-cell>
          <table:table-cell table:style-name="Таблица1.G7" office:value-type="string">
            <text:p text:style-name="P37"><draw:frame draw:style-name="fr1" draw:name="Изображение7" text:anchor-type="paragraph" svg:x="0.203cm" svg:y="0.575cm" svg:width="1.953cm" svg:height="0.947cm" draw:z-index="9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70627769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8" office:value-type="string">
            <text:p text:style-name="P110">Гусак Дмитро</text:p>
          </table:table-cell>
          <table:table-cell table:style-name="Таблица1.C8" office:value-type="string">
            <text:p text:style-name="P104">1<text:span text:style-name="T7">0</text:span>-<text:span text:style-name="T8">Б</text:span></text:p>
          </table:table-cell>
          <table:table-cell table:style-name="Таблица1.D8" office:value-type="string">
            <text:p text:style-name="P68"><text:span text:style-name="T7">05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7"/>
          </table:table-cell>
          <table:table-cell table:style-name="Таблица1.G8" office:value-type="string">
            <text:p text:style-name="P37"><draw:frame draw:style-name="fr1" draw:name="Изображение6" text:anchor-type="paragraph" svg:x="0.203cm" svg:y="0.575cm" svg:width="1.953cm" svg:height="0.947cm" draw:z-index="10"><draw:image xlink:href="Pictures/100002010000004A00000024337A0BF71C407C4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29059019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9" office:value-type="string">
            <text:p text:style-name="P110">Жаврід Маргарита</text:p>
          </table:table-cell>
          <table:table-cell table:style-name="Таблица1.C9" office:value-type="string">
            <text:p text:style-name="P104">1<text:span text:style-name="T7">0</text:span>-<text:span text:style-name="T8">Б</text:span></text:p>
          </table:table-cell>
          <table:table-cell table:style-name="Таблица1.D9" office:value-type="string">
            <text:p text:style-name="P68"><text:span text:style-name="T7">05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7"/>
          </table:table-cell>
          <table:table-cell table:style-name="Таблица1.G9" office:value-type="string">
            <text:p text:style-name="P37"><draw:frame draw:style-name="fr1" draw:name="Изображение8" text:anchor-type="paragraph" svg:x="0.203cm" svg:y="0.633cm" svg:width="1.953cm" svg:height="0.947cm" draw:z-index="11"><draw:image xlink:href="Pictures/100002010000004A00000024A0817226F165737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46727112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0" office:value-type="string">
            <text:p text:style-name="P110">Жук Валерія</text:p>
          </table:table-cell>
          <table:table-cell table:style-name="Таблица1.C10" office:value-type="string">
            <text:p text:style-name="P104">1<text:span text:style-name="T7">0</text:span>-<text:span text:style-name="T8">Б</text:span></text:p>
          </table:table-cell>
          <table:table-cell table:style-name="Таблица1.D10" office:value-type="string">
            <text:p text:style-name="P68"><text:span text:style-name="T7">05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7"/>
          </table:table-cell>
          <table:table-cell table:style-name="Таблица1.G10" office:value-type="string">
            <text:p text:style-name="P37"><draw:frame draw:style-name="fr1" draw:name="Изображение10" text:anchor-type="paragraph" svg:x="0.203cm" svg:y="0.575cm" svg:width="1.953cm" svg:height="0.947cm" draw:z-index="12"><draw:image xlink:href="Pictures/100002010000004A00000024EB82A706884059ED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31146173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1" office:value-type="string">
            <text:p text:style-name="P110">Кабаєва Анна</text:p>
          </table:table-cell>
          <table:table-cell table:style-name="Таблица1.C11" office:value-type="string">
            <text:p text:style-name="P104">1<text:span text:style-name="T7">0</text:span>-<text:span text:style-name="T8">Б</text:span></text:p>
          </table:table-cell>
          <table:table-cell table:style-name="Таблица1.D11" office:value-type="string">
            <text:p text:style-name="P68"><text:span text:style-name="T7">05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7"/>
          </table:table-cell>
          <table:table-cell table:style-name="Таблица1.G1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90675609136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2" office:value-type="string">
            <text:p text:style-name="P110">Кас'яненко Михайло</text:p>
          </table:table-cell>
          <table:table-cell table:style-name="Таблица1.C12" office:value-type="string">
            <text:p text:style-name="P104">1<text:span text:style-name="T7">0</text:span>-<text:span text:style-name="T8">Б</text:span></text:p>
          </table:table-cell>
          <table:table-cell table:style-name="Таблица1.D12" office:value-type="string">
            <text:p text:style-name="P68"><text:span text:style-name="T7">05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7"/>
          </table:table-cell>
          <table:table-cell table:style-name="Таблица1.G12" office:value-type="string">
            <text:p text:style-name="P37"><draw:frame draw:style-name="fr1" draw:name="Изображение11" text:anchor-type="paragraph" svg:x="0.203cm" svg:y="0.575cm" svg:width="1.953cm" svg:height="0.947cm" draw:z-index="13"><draw:image xlink:href="Pictures/100002010000004A0000002495BBD9DBE4A7510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72090100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3" office:value-type="string">
            <text:p text:style-name="P110">Корченков Денис</text:p>
          </table:table-cell>
          <table:table-cell table:style-name="Таблица1.C13" office:value-type="string">
            <text:p text:style-name="P104">1<text:span text:style-name="T7">0</text:span>-<text:span text:style-name="T8">Б</text:span></text:p>
          </table:table-cell>
          <table:table-cell table:style-name="Таблица1.D13" office:value-type="string">
            <text:p text:style-name="P68"><text:span text:style-name="T7">05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7"/>
          </table:table-cell>
          <table:table-cell table:style-name="Таблица1.G13" office:value-type="string">
            <text:p text:style-name="P37"><draw:frame draw:style-name="fr1" draw:name="Изображение14" text:anchor-type="paragraph" svg:x="0.203cm" svg:y="0.575cm" svg:width="1.953cm" svg:height="0.947cm" draw:z-index="14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82420494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4" office:value-type="string">
            <text:p text:style-name="P110">Котлюба Микита</text:p>
          </table:table-cell>
          <table:table-cell table:style-name="Таблица1.C14" office:value-type="string">
            <text:p text:style-name="P104">1<text:span text:style-name="T7">0</text:span>-<text:span text:style-name="T8">Б</text:span></text:p>
          </table:table-cell>
          <table:table-cell table:style-name="Таблица1.D14" office:value-type="string">
            <text:p text:style-name="P68"><text:span text:style-name="T7">05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7"/>
          </table:table-cell>
          <table:table-cell table:style-name="Таблица1.G14" office:value-type="string">
            <text:p text:style-name="P37"><draw:frame draw:style-name="fr1" draw:name="Изображение13" text:anchor-type="paragraph" svg:x="0.203cm" svg:y="0.575cm" svg:width="1.953cm" svg:height="0.947cm" draw:z-index="15"><draw:image xlink:href="Pictures/100002010000004A000000245E774BBBA7B79738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66575300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5" office:value-type="string">
            <text:p text:style-name="P110">Ларіонова Вероніка</text:p>
          </table:table-cell>
          <table:table-cell table:style-name="Таблица1.C15" office:value-type="string">
            <text:p text:style-name="P104">1<text:span text:style-name="T7">0</text:span>-<text:span text:style-name="T8">Б</text:span></text:p>
          </table:table-cell>
          <table:table-cell table:style-name="Таблица1.D15" office:value-type="string">
            <text:p text:style-name="P68"><text:span text:style-name="T7">05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7"/>
          </table:table-cell>
          <table:table-cell table:style-name="Таблица1.G15" office:value-type="string">
            <text:p text:style-name="P37"><draw:frame draw:style-name="fr1" draw:name="Изображение15" text:anchor-type="paragraph" svg:x="0.203cm" svg:y="0.575cm" svg:width="1.953cm" svg:height="0.947cm" draw:z-index="16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74535076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6" office:value-type="string">
            <text:p text:style-name="P110">Малигіна Ксенія</text:p>
          </table:table-cell>
          <table:table-cell table:style-name="Таблица1.C16" office:value-type="string">
            <text:p text:style-name="P104">1<text:span text:style-name="T7">0</text:span>-<text:span text:style-name="T8">Б</text:span></text:p>
          </table:table-cell>
          <table:table-cell table:style-name="Таблица1.D16" office:value-type="string">
            <text:p text:style-name="P68"><text:span text:style-name="T7">05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7"/>
          </table:table-cell>
          <table:table-cell table:style-name="Таблица1.G16" office:value-type="string">
            <text:p text:style-name="P37"><draw:frame draw:style-name="fr1" draw:name="Изображение16" text:anchor-type="paragraph" svg:x="0.203cm" svg:y="0.607cm" svg:width="1.953cm" svg:height="0.947cm" draw:z-index="17"><draw:image xlink:href="Pictures/100002010000004A00000024AC63F994B631B2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82720531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7" office:value-type="string">
            <text:p text:style-name="P110">Маляренко Маргарита</text:p>
          </table:table-cell>
          <table:table-cell table:style-name="Таблица1.C17" office:value-type="string">
            <text:p text:style-name="P104">1<text:span text:style-name="T7">0</text:span>-<text:span text:style-name="T8">Б</text:span></text:p>
          </table:table-cell>
          <table:table-cell table:style-name="Таблица1.D17" office:value-type="string">
            <text:p text:style-name="P68"><text:span text:style-name="T7">05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7"/>
          </table:table-cell>
          <table:table-cell table:style-name="Таблица1.G17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90606855870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8" office:value-type="string">
            <text:p text:style-name="P110">Мариняк Юлія</text:p>
          </table:table-cell>
          <table:table-cell table:style-name="Таблица1.C18" office:value-type="string">
            <text:p text:style-name="P104">1<text:span text:style-name="T7">0</text:span>-<text:span text:style-name="T8">Б</text:span></text:p>
          </table:table-cell>
          <table:table-cell table:style-name="Таблица1.D18" office:value-type="string">
            <text:p text:style-name="P68"><text:span text:style-name="T7">05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7"/>
          </table:table-cell>
          <table:table-cell table:style-name="Таблица1.G18" office:value-type="string">
            <text:p text:style-name="P37"><draw:frame draw:style-name="fr1" draw:name="Изображение18" text:anchor-type="paragraph" svg:x="0.203cm" svg:y="0.49cm" svg:width="1.953cm" svg:height="0.947cm" draw:z-index="18"><draw:image xlink:href="Pictures/100002010000004A00000024388DFFCA7C57B4B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10678844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9" office:value-type="string">
            <text:p text:style-name="P110">Мащенко Олександра</text:p>
          </table:table-cell>
          <table:table-cell table:style-name="Таблица1.C19" office:value-type="string">
            <text:p text:style-name="P104">1<text:span text:style-name="T7">0</text:span>-<text:span text:style-name="T8">Б</text:span></text:p>
          </table:table-cell>
          <table:table-cell table:style-name="Таблица1.D19" office:value-type="string">
            <text:p text:style-name="P68"><text:span text:style-name="T7">05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7"/>
          </table:table-cell>
          <table:table-cell table:style-name="Таблица1.G19" office:value-type="string">
            <text:p text:style-name="P37"><draw:frame draw:style-name="fr1" draw:name="Изображение17" text:anchor-type="paragraph" svg:x="0.203cm" svg:y="0.575cm" svg:width="1.953cm" svg:height="0.947cm" draw:z-index="19"><draw:image xlink:href="Pictures/100002010000004A00000024AC63F994B631B2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81269126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0" office:value-type="string">
            <text:p text:style-name="P110">Новікова Ольга</text:p>
          </table:table-cell>
          <table:table-cell table:style-name="Таблица1.C20" office:value-type="string">
            <text:p text:style-name="P104">1<text:span text:style-name="T7">0</text:span>-<text:span text:style-name="T8">Б</text:span></text:p>
          </table:table-cell>
          <table:table-cell table:style-name="Таблица1.D20" office:value-type="string">
            <text:p text:style-name="P68"><text:span text:style-name="T7">05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7"/>
          </table:table-cell>
          <table:table-cell table:style-name="Таблица1.G20" office:value-type="string">
            <text:p text:style-name="P37"><draw:frame draw:style-name="fr1" draw:name="Изображение21" text:anchor-type="paragraph" svg:x="0.203cm" svg:y="0.497cm" svg:width="1.953cm" svg:height="0.947cm" draw:z-index="20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84712641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1" office:value-type="string">
            <text:p text:style-name="P110">Переяслов Владислав</text:p>
          </table:table-cell>
          <table:table-cell table:style-name="Таблица1.C21" office:value-type="string">
            <text:p text:style-name="P104">1<text:span text:style-name="T7">0</text:span>-<text:span text:style-name="T8">Б</text:span></text:p>
          </table:table-cell>
          <table:table-cell table:style-name="Таблица1.D21" office:value-type="string">
            <text:p text:style-name="P68"><text:span text:style-name="T7">05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7"/>
          </table:table-cell>
          <table:table-cell table:style-name="Таблица1.G21" office:value-type="string">
            <text:p text:style-name="P37"><draw:frame draw:style-name="fr1" draw:name="Изображение20" text:anchor-type="paragraph" svg:x="0.203cm" svg:y="0.575cm" svg:width="1.953cm" svg:height="0.947cm" draw:z-index="21"><draw:image xlink:href="Pictures/100002010000004A00000024388DFFCA7C57B4B9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32139756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2" office:value-type="string">
            <text:p text:style-name="P110">Прошкіна Дар'я</text:p>
          </table:table-cell>
          <table:table-cell table:style-name="Таблица1.C22" office:value-type="string">
            <text:p text:style-name="P104">1<text:span text:style-name="T7">0</text:span>-<text:span text:style-name="T8">Б</text:span></text:p>
          </table:table-cell>
          <table:table-cell table:style-name="Таблица1.D22" office:value-type="string">
            <text:p text:style-name="P68"><text:span text:style-name="T7">05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7"/>
          </table:table-cell>
          <table:table-cell table:style-name="Таблица1.G22" office:value-type="string">
            <text:p text:style-name="P37"><draw:frame draw:style-name="fr1" draw:name="Изображение23" text:anchor-type="paragraph" svg:x="0.203cm" svg:y="0.623cm" svg:width="1.953cm" svg:height="0.947cm" draw:z-index="22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543470493" text:continue-numbering="true" text:style-name="L1">
              <text:list-item>
                <text:p text:style-name="P93"><draw:frame draw:style-name="fr1" draw:name="Изображение25" text:anchor-type="paragraph" svg:x="16.249cm" svg:y="1.898cm" svg:width="1.953cm" svg:height="0.947cm" draw:z-index="23"><draw:image xlink:href="Pictures/100002010000004A00000024F09BBB5B1D311757.png" xlink:type="simple" xlink:show="embed" xlink:actuate="onLoad"/></draw:frame></text:p>
              </text:list-item>
            </text:list>
          </table:table-cell>
          <table:table-cell table:style-name="Таблица1.B23" office:value-type="string">
            <text:p text:style-name="P110">Родіонова Олександра</text:p>
          </table:table-cell>
          <table:table-cell table:style-name="Таблица1.C23" office:value-type="string">
            <text:p text:style-name="P104">1<text:span text:style-name="T7">0</text:span>-<text:span text:style-name="T8">Б</text:span></text:p>
          </table:table-cell>
          <table:table-cell table:style-name="Таблица1.D23" office:value-type="string">
            <text:p text:style-name="P68"><text:span text:style-name="T7">05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7"/>
          </table:table-cell>
          <table:table-cell table:style-name="Таблица1.G23" office:value-type="string">
            <text:p text:style-name="P37"><draw:frame draw:style-name="fr1" draw:name="Изображение22" text:anchor-type="paragraph" svg:x="0.203cm" svg:y="0.575cm" svg:width="1.953cm" svg:height="0.947cm" draw:z-index="24"><draw:image xlink:href="Pictures/100002010000004A00000024CB9621F2570D48F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81716342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4" office:value-type="string">
            <text:p text:style-name="P110">Сусєкова Катерина</text:p>
          </table:table-cell>
          <table:table-cell table:style-name="Таблица1.C24" office:value-type="string">
            <text:p text:style-name="P104">1<text:span text:style-name="T7">0</text:span>-<text:span text:style-name="T8">Б</text:span></text:p>
          </table:table-cell>
          <table:table-cell table:style-name="Таблица1.D24" office:value-type="string">
            <text:p text:style-name="P68"><text:span text:style-name="T7">05.09</text:span>.2016</text:p>
          </table:table-cell>
          <table:table-cell table:style-name="Таблица1.E24" office:value-type="string">
            <text:p text:style-name="P27">первинний</text:p>
          </table:table-cell>
          <table:table-cell table:style-name="Таблица1.F24" office:value-type="string">
            <text:p text:style-name="P37"/>
          </table:table-cell>
          <table:table-cell table:style-name="Таблица1.G24" office:value-type="string">
            <text:p text:style-name="P37"><draw:frame draw:style-name="fr1" draw:name="Изображение24" text:anchor-type="paragraph" svg:x="0.203cm" svg:y="0.575cm" svg:width="1.953cm" svg:height="0.947cm" draw:z-index="25"><draw:image xlink:href="Pictures/100002010000004A00000024F09BBB5B1D311757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50725168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110">Тищенко Олексій</text:p>
          </table:table-cell>
          <table:table-cell table:style-name="Таблица1.C28" office:value-type="string">
            <text:p text:style-name="P104">1<text:span text:style-name="T7">0</text:span>-<text:span text:style-name="T8">Б</text:span></text:p>
          </table:table-cell>
          <table:table-cell table:style-name="Таблица1.D28" office:value-type="string">
            <text:p text:style-name="P68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0590664175638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110">Толстікова Анастасія</text:p>
          </table:table-cell>
          <table:table-cell table:style-name="Таблица1.C28" office:value-type="string">
            <text:p text:style-name="P104">1<text:span text:style-name="T7">0</text:span>-<text:span text:style-name="T8">Б</text:span></text:p>
          </table:table-cell>
          <table:table-cell table:style-name="Таблица1.D28" office:value-type="string">
            <text:p text:style-name="P68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6" text:anchor-type="paragraph" svg:x="0.203cm" svg:y="0.575cm" svg:width="1.953cm" svg:height="0.947cm" draw:z-index="26"><draw:image xlink:href="Pictures/100002010000004A0000002453520D689CA45E64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572241249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110">Федько Альбіна</text:p>
          </table:table-cell>
          <table:table-cell table:style-name="Таблица1.C28" office:value-type="string">
            <text:p text:style-name="P104">1<text:span text:style-name="T7">0</text:span>-<text:span text:style-name="T8">Б</text:span></text:p>
          </table:table-cell>
          <table:table-cell table:style-name="Таблица1.D28" office:value-type="string">
            <text:p text:style-name="P68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7" text:anchor-type="paragraph" svg:x="0.203cm" svg:y="0.617cm" svg:width="1.953cm" svg:height="0.947cm" draw:z-index="27"><draw:image xlink:href="Pictures/100002010000004A0000002495BBD9DBE4A75105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30308927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110">Харченко Анна</text:p>
          </table:table-cell>
          <table:table-cell table:style-name="Таблица1.C28" office:value-type="string">
            <text:p text:style-name="P104">1<text:span text:style-name="T7">0</text:span>-<text:span text:style-name="T8">Б</text:span></text:p>
          </table:table-cell>
          <table:table-cell table:style-name="Таблица1.D28" office:value-type="string">
            <text:p text:style-name="P68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8" text:anchor-type="paragraph" svg:x="0.203cm" svg:y="0.633cm" svg:width="1.953cm" svg:height="0.947cm" draw:z-index="28"><draw:image xlink:href="Pictures/100002010000004A0000002490C68B106069392D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90660179345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9" office:value-type="string">
            <text:p text:style-name="P110">Хасанова Катерина</text:p>
          </table:table-cell>
          <table:table-cell table:style-name="Таблица1.C29" office:value-type="string">
            <text:p text:style-name="P104">1<text:span text:style-name="T7">0</text:span>-<text:span text:style-name="T8">Б</text:span></text:p>
          </table:table-cell>
          <table:table-cell table:style-name="Таблица1.D29" office:value-type="string">
            <text:p text:style-name="P68"><text:span text:style-name="T7">05.09</text:span>.2016</text:p>
          </table:table-cell>
          <table:table-cell table:style-name="Таблица1.E29" office:value-type="string">
            <text:p text:style-name="P35">первинний</text:p>
          </table:table-cell>
          <table:table-cell table:style-name="Таблица1.F29" office:value-type="string">
            <text:p text:style-name="P37"/>
          </table:table-cell>
          <table:table-cell table:style-name="Таблица1.G29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0590561551429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30" office:value-type="string">
            <text:p text:style-name="P110">Чиж Лілія</text:p>
          </table:table-cell>
          <table:table-cell table:style-name="Таблица1.C30" office:value-type="string">
            <text:p text:style-name="P104">1<text:span text:style-name="T7">0</text:span>-<text:span text:style-name="T8">Б</text:span></text:p>
          </table:table-cell>
          <table:table-cell table:style-name="Таблица1.D30" office:value-type="string">
            <text:p text:style-name="P68"><text:span text:style-name="T7">05.09</text:span>.2016</text:p>
          </table:table-cell>
          <table:table-cell table:style-name="Таблица1.E30" office:value-type="string">
            <text:p text:style-name="P35">первинний</text:p>
          </table:table-cell>
          <table:table-cell table:style-name="Таблица1.F30" office:value-type="string">
            <text:p text:style-name="P37"/>
          </table:table-cell>
          <table:table-cell table:style-name="Таблица1.G30" office:value-type="string">
            <text:p text:style-name="P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20590525004171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7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3"/>
          </table:table-cell>
          <table:table-cell table:style-name="Таблица17.G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96568559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7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3"/>
          </table:table-cell>
          <table:table-cell table:style-name="Таблица17.G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47142128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7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3"/>
          </table:table-cell>
          <table:table-cell table:style-name="Таблица17.G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67357969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7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3"/>
          </table:table-cell>
          <table:table-cell table:style-name="Таблица17.G5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07970013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7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3"/>
          </table:table-cell>
          <table:table-cell table:style-name="Таблица17.G6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17383284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7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3"/>
          </table:table-cell>
          <table:table-cell table:style-name="Таблица17.G7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03000316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7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3"/>
          </table:table-cell>
          <table:table-cell table:style-name="Таблица17.G8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33509673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7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3"/>
          </table:table-cell>
          <table:table-cell table:style-name="Таблица17.G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59239406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7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3"/>
          </table:table-cell>
          <table:table-cell table:style-name="Таблица17.G1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71903457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7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3"/>
          </table:table-cell>
          <table:table-cell table:style-name="Таблица17.G11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30033129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7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3"/>
          </table:table-cell>
          <table:table-cell table:style-name="Таблица17.G1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41657635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7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3"/>
          </table:table-cell>
          <table:table-cell table:style-name="Таблица17.G1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79154377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7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3"/>
          </table:table-cell>
          <table:table-cell table:style-name="Таблица17.G1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57202298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7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3"/>
          </table:table-cell>
          <table:table-cell table:style-name="Таблица17.G15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498222883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7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3"/>
          </table:table-cell>
          <table:table-cell table:style-name="Таблица17.G16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47142728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7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3"/>
          </table:table-cell>
          <table:table-cell table:style-name="Таблица17.G17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72902597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7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3"/>
          </table:table-cell>
          <table:table-cell table:style-name="Таблица17.G18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78640051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7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3"/>
          </table:table-cell>
          <table:table-cell table:style-name="Таблица17.G1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08335003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7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3"/>
          </table:table-cell>
          <table:table-cell table:style-name="Таблица17.G2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71976319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7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3"/>
          </table:table-cell>
          <table:table-cell table:style-name="Таблица17.G21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78993570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7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3"/>
          </table:table-cell>
          <table:table-cell table:style-name="Таблица17.G2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79096994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7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3"/>
          </table:table-cell>
          <table:table-cell table:style-name="Таблица17.G2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51302680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7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3"/>
          </table:table-cell>
          <table:table-cell table:style-name="Таблица17.G2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55833920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42931735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91864437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66684908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48749700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624609405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7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3"/>
          </table:table-cell>
          <table:table-cell table:style-name="Таблица17.G3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90541204519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7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3"/>
          </table:table-cell>
          <table:table-cell table:style-name="Таблица17.G31" office:value-type="string">
            <text:p text:style-name="P43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6375804093184817225" text:style-name="L2">
              <text:list-item>
                <text:p text:style-name="P95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5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7"/>
          </table:table-cell>
          <table:table-cell table:style-name="Таблица2.G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9334834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5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7"/>
          </table:table-cell>
          <table:table-cell table:style-name="Таблица2.G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6552741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5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7"/>
          </table:table-cell>
          <table:table-cell table:style-name="Таблица2.G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4500612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5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7"/>
          </table:table-cell>
          <table:table-cell table:style-name="Таблица2.G5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6389456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5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7"/>
          </table:table-cell>
          <table:table-cell table:style-name="Таблица2.G6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34950917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5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7"/>
          </table:table-cell>
          <table:table-cell table:style-name="Таблица2.G7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0206366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5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7"/>
          </table:table-cell>
          <table:table-cell table:style-name="Таблица2.G8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65455534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5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7"/>
          </table:table-cell>
          <table:table-cell table:style-name="Таблица2.G9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2286123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5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7"/>
          </table:table-cell>
          <table:table-cell table:style-name="Таблица2.G10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7113452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5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7"/>
          </table:table-cell>
          <table:table-cell table:style-name="Таблица2.G11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3602505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5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7"/>
          </table:table-cell>
          <table:table-cell table:style-name="Таблица2.G1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8566155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5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7"/>
          </table:table-cell>
          <table:table-cell table:style-name="Таблица2.G1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97148880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5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7"/>
          </table:table-cell>
          <table:table-cell table:style-name="Таблица2.G1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7469701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5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7"/>
          </table:table-cell>
          <table:table-cell table:style-name="Таблица2.G15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2549882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5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7"/>
          </table:table-cell>
          <table:table-cell table:style-name="Таблица2.G16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3400186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5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7"/>
          </table:table-cell>
          <table:table-cell table:style-name="Таблица2.G17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7238078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5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7"/>
          </table:table-cell>
          <table:table-cell table:style-name="Таблица2.G18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3773391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5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7"/>
          </table:table-cell>
          <table:table-cell table:style-name="Таблица2.G19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66650262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5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7"/>
          </table:table-cell>
          <table:table-cell table:style-name="Таблица2.G20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3532417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5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7"/>
          </table:table-cell>
          <table:table-cell table:style-name="Таблица2.G21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555843886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5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7"/>
          </table:table-cell>
          <table:table-cell table:style-name="Таблица2.G2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18514395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5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7"/>
          </table:table-cell>
          <table:table-cell table:style-name="Таблица2.G2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63687354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5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7"/>
          </table:table-cell>
          <table:table-cell table:style-name="Таблица2.G2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90703145257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69422543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694556944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9110617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659024238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43973784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6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7"/>
          </table:table-cell>
          <table:table-cell table:style-name="Таблица2.G3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0944046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18997353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1269610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52717043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9069482238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6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7"/>
          </table:table-cell>
          <table:table-cell table:style-name="Таблица2.G35" office:value-type="string">
            <text:p text:style-name="P38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2059064920565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6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4"/>
          </table:table-cell>
          <table:table-cell table:style-name="Таблица18.G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1902402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6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4"/>
          </table:table-cell>
          <table:table-cell table:style-name="Таблица18.G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2312764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6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4"/>
          </table:table-cell>
          <table:table-cell table:style-name="Таблица18.G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5029581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6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4"/>
          </table:table-cell>
          <table:table-cell table:style-name="Таблица18.G5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8109874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6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4"/>
          </table:table-cell>
          <table:table-cell table:style-name="Таблица18.G6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4004810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6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4"/>
          </table:table-cell>
          <table:table-cell table:style-name="Таблица18.G7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4836780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6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4"/>
          </table:table-cell>
          <table:table-cell table:style-name="Таблица18.G8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4052567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6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4"/>
          </table:table-cell>
          <table:table-cell table:style-name="Таблица18.G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9870133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6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4"/>
          </table:table-cell>
          <table:table-cell table:style-name="Таблица18.G1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1466059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6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4"/>
          </table:table-cell>
          <table:table-cell table:style-name="Таблица18.G11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7345204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6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4"/>
          </table:table-cell>
          <table:table-cell table:style-name="Таблица18.G1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1959964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6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4"/>
          </table:table-cell>
          <table:table-cell table:style-name="Таблица18.G1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7091830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6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4"/>
          </table:table-cell>
          <table:table-cell table:style-name="Таблица18.G1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8390101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6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4"/>
          </table:table-cell>
          <table:table-cell table:style-name="Таблица18.G15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3393300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6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4"/>
          </table:table-cell>
          <table:table-cell table:style-name="Таблица18.G16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7589557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6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4"/>
          </table:table-cell>
          <table:table-cell table:style-name="Таблица18.G17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6125015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6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4"/>
          </table:table-cell>
          <table:table-cell table:style-name="Таблица18.G18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2990722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6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4"/>
          </table:table-cell>
          <table:table-cell table:style-name="Таблица18.G1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7868819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6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4"/>
          </table:table-cell>
          <table:table-cell table:style-name="Таблица18.G2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2689912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6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4"/>
          </table:table-cell>
          <table:table-cell table:style-name="Таблица18.G21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3231108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6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4"/>
          </table:table-cell>
          <table:table-cell table:style-name="Таблица18.G2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1245007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6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4"/>
          </table:table-cell>
          <table:table-cell table:style-name="Таблица18.G2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3150851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6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4"/>
          </table:table-cell>
          <table:table-cell table:style-name="Таблица18.G2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8761263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1803647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9378423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5661940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4649208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7883931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6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4"/>
          </table:table-cell>
          <table:table-cell table:style-name="Таблица18.G3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7705257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6480970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8327361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61891778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9055344022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6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4"/>
          </table:table-cell>
          <table:table-cell table:style-name="Таблица18.G35" office:value-type="string">
            <text:p text:style-name="P44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205905322152613" text:continue-list="list205905534402247" text:style-name="L2">
              <text:list-item text:start-value="1">
                <text:p text:style-name="P95"/>
              </text:list-item>
            </text:list>
          </table:table-cell>
          <table:table-cell table:style-name="Таблица3.B2" office:value-type="string">
            <text:p text:style-name="P47">Ахмєдов Мушфіг</text:p>
          </table:table-cell>
          <table:table-cell table:style-name="Таблица3.C2" office:value-type="string">
            <text:p text:style-name="P48">10-Б</text:p>
          </table:table-cell>
          <table:table-cell table:style-name="Таблица3.D2" office:value-type="string">
            <text:p text:style-name="P37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7"/>
          </table:table-cell>
          <table:table-cell table:style-name="Таблица3.G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9070165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8">10-Б</text:p>
          </table:table-cell>
          <table:table-cell table:style-name="Таблица3.D3" office:value-type="string">
            <text:p text:style-name="P37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7"/>
          </table:table-cell>
          <table:table-cell table:style-name="Таблица3.G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2602504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8">10-Б</text:p>
          </table:table-cell>
          <table:table-cell table:style-name="Таблица3.D4" office:value-type="string">
            <text:p text:style-name="P37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7"/>
          </table:table-cell>
          <table:table-cell table:style-name="Таблица3.G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71606242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8">10-Б</text:p>
          </table:table-cell>
          <table:table-cell table:style-name="Таблица3.D5" office:value-type="string">
            <text:p text:style-name="P37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7"/>
          </table:table-cell>
          <table:table-cell table:style-name="Таблица3.G5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7121412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8">10-Б</text:p>
          </table:table-cell>
          <table:table-cell table:style-name="Таблица3.D6" office:value-type="string">
            <text:p text:style-name="P37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7"/>
          </table:table-cell>
          <table:table-cell table:style-name="Таблица3.G6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70294690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8">10-Б</text:p>
          </table:table-cell>
          <table:table-cell table:style-name="Таблица3.D7" office:value-type="string">
            <text:p text:style-name="P37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7"/>
          </table:table-cell>
          <table:table-cell table:style-name="Таблица3.G7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1137323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8">10-Б</text:p>
          </table:table-cell>
          <table:table-cell table:style-name="Таблица3.D8" office:value-type="string">
            <text:p text:style-name="P37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7"/>
          </table:table-cell>
          <table:table-cell table:style-name="Таблица3.G8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5992374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8">10-Б</text:p>
          </table:table-cell>
          <table:table-cell table:style-name="Таблица3.D9" office:value-type="string">
            <text:p text:style-name="P37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7"/>
          </table:table-cell>
          <table:table-cell table:style-name="Таблица3.G9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6938217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8">10-Б</text:p>
          </table:table-cell>
          <table:table-cell table:style-name="Таблица3.D10" office:value-type="string">
            <text:p text:style-name="P37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7"/>
          </table:table-cell>
          <table:table-cell table:style-name="Таблица3.G10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58895053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8">10-Б</text:p>
          </table:table-cell>
          <table:table-cell table:style-name="Таблица3.D11" office:value-type="string">
            <text:p text:style-name="P37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7"/>
          </table:table-cell>
          <table:table-cell table:style-name="Таблица3.G11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10798503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8">10-Б</text:p>
          </table:table-cell>
          <table:table-cell table:style-name="Таблица3.D12" office:value-type="string">
            <text:p text:style-name="P37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7"/>
          </table:table-cell>
          <table:table-cell table:style-name="Таблица3.G1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55683952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8">10-Б</text:p>
          </table:table-cell>
          <table:table-cell table:style-name="Таблица3.D13" office:value-type="string">
            <text:p text:style-name="P37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7"/>
          </table:table-cell>
          <table:table-cell table:style-name="Таблица3.G1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703187003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8">10-Б</text:p>
          </table:table-cell>
          <table:table-cell table:style-name="Таблица3.D14" office:value-type="string">
            <text:p text:style-name="P37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7"/>
          </table:table-cell>
          <table:table-cell table:style-name="Таблица3.G1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99135378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8">10-Б</text:p>
          </table:table-cell>
          <table:table-cell table:style-name="Таблица3.D15" office:value-type="string">
            <text:p text:style-name="P37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7"/>
          </table:table-cell>
          <table:table-cell table:style-name="Таблица3.G15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92115506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8">10-Б</text:p>
          </table:table-cell>
          <table:table-cell table:style-name="Таблица3.D16" office:value-type="string">
            <text:p text:style-name="P37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7"/>
          </table:table-cell>
          <table:table-cell table:style-name="Таблица3.G16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70446671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8">10-Б</text:p>
          </table:table-cell>
          <table:table-cell table:style-name="Таблица3.D17" office:value-type="string">
            <text:p text:style-name="P37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7"/>
          </table:table-cell>
          <table:table-cell table:style-name="Таблица3.G17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5772821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8">10-Б</text:p>
          </table:table-cell>
          <table:table-cell table:style-name="Таблица3.D18" office:value-type="string">
            <text:p text:style-name="P37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7"/>
          </table:table-cell>
          <table:table-cell table:style-name="Таблица3.G18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88711009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8">10-Б</text:p>
          </table:table-cell>
          <table:table-cell table:style-name="Таблица3.D19" office:value-type="string">
            <text:p text:style-name="P37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7"/>
          </table:table-cell>
          <table:table-cell table:style-name="Таблица3.G19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546576196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8">10-Б</text:p>
          </table:table-cell>
          <table:table-cell table:style-name="Таблица3.D20" office:value-type="string">
            <text:p text:style-name="P37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7"/>
          </table:table-cell>
          <table:table-cell table:style-name="Таблица3.G20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70180637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8">10-Б</text:p>
          </table:table-cell>
          <table:table-cell table:style-name="Таблица3.D21" office:value-type="string">
            <text:p text:style-name="P37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7"/>
          </table:table-cell>
          <table:table-cell table:style-name="Таблица3.G21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88771767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8">10-Б</text:p>
          </table:table-cell>
          <table:table-cell table:style-name="Таблица3.D22" office:value-type="string">
            <text:p text:style-name="P37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7"/>
          </table:table-cell>
          <table:table-cell table:style-name="Таблица3.G2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3008831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8">10-Б</text:p>
          </table:table-cell>
          <table:table-cell table:style-name="Таблица3.D23" office:value-type="string">
            <text:p text:style-name="P37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7"/>
          </table:table-cell>
          <table:table-cell table:style-name="Таблица3.G2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3656690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8">10-Б</text:p>
          </table:table-cell>
          <table:table-cell table:style-name="Таблица3.D24" office:value-type="string">
            <text:p text:style-name="P37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7"/>
          </table:table-cell>
          <table:table-cell table:style-name="Таблица3.G2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9060325274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670225754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47">Цуканов Владислав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4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65495435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57932143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71477881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509760057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90617750574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1" office:value-type="string">
            <text:p text:style-name="P37"/>
          </table:table-cell>
          <table:table-cell table:style-name="Таблица3.C31" office:value-type="string">
            <text:p text:style-name="P45"/>
          </table:table-cell>
          <table:table-cell table:style-name="Таблица3.D31" office:value-type="string">
            <text:p text:style-name="P37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7"/>
          </table:table-cell>
          <table:table-cell table:style-name="Таблица3.G31" office:value-type="string">
            <text:p text:style-name="P3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205906525614407" text:continue-list="list205906177505746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6035266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8645786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721241599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7901978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2893758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724373825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2239272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8694180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91907512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85781687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3394771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34449454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72486956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5146092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46140966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55748446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71628313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9161827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2585568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8799187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96924106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61317070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9054748765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54661815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522293264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61728824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567815303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613945373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61853001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66142851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20590687775028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205905910001982" text:continue-list="list205906877750285" text:style-name="L2">
              <text:list-item text:start-value="1">
                <text:p text:style-name="P95"/>
              </text:list-item>
            </text:list>
          </table:table-cell>
          <table:table-cell table:style-name="Таблица5.B2" office:value-type="string">
            <text:p text:style-name="P47">Ахмєдов Мушфіг</text:p>
          </table:table-cell>
          <table:table-cell table:style-name="Таблица5.C2" office:value-type="string">
            <text:p text:style-name="P48">10-Б</text:p>
          </table:table-cell>
          <table:table-cell table:style-name="Таблица5.D2" office:value-type="string">
            <text:p text:style-name="P37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6120045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8">10-Б</text:p>
          </table:table-cell>
          <table:table-cell table:style-name="Таблица5.D3" office:value-type="string">
            <text:p text:style-name="P37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7"/>
          </table:table-cell>
          <table:table-cell table:style-name="Таблица5.G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6980847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8">10-Б</text:p>
          </table:table-cell>
          <table:table-cell table:style-name="Таблица5.D4" office:value-type="string">
            <text:p text:style-name="P37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7"/>
          </table:table-cell>
          <table:table-cell table:style-name="Таблица5.G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29994084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8">10-Б</text:p>
          </table:table-cell>
          <table:table-cell table:style-name="Таблица5.D5" office:value-type="string">
            <text:p text:style-name="P37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7"/>
          </table:table-cell>
          <table:table-cell table:style-name="Таблица5.G5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8502937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8">10-Б</text:p>
          </table:table-cell>
          <table:table-cell table:style-name="Таблица5.D6" office:value-type="string">
            <text:p text:style-name="P37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7"/>
          </table:table-cell>
          <table:table-cell table:style-name="Таблица5.G6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5094168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8">10-Б</text:p>
          </table:table-cell>
          <table:table-cell table:style-name="Таблица5.D7" office:value-type="string">
            <text:p text:style-name="P37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7"/>
          </table:table-cell>
          <table:table-cell table:style-name="Таблица5.G7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4715070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8">10-Б</text:p>
          </table:table-cell>
          <table:table-cell table:style-name="Таблица5.D8" office:value-type="string">
            <text:p text:style-name="P37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7"/>
          </table:table-cell>
          <table:table-cell table:style-name="Таблица5.G8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4715158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8">10-Б</text:p>
          </table:table-cell>
          <table:table-cell table:style-name="Таблица5.D9" office:value-type="string">
            <text:p text:style-name="P37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7"/>
          </table:table-cell>
          <table:table-cell table:style-name="Таблица5.G9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45837092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8">10-Б</text:p>
          </table:table-cell>
          <table:table-cell table:style-name="Таблица5.D10" office:value-type="string">
            <text:p text:style-name="P37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7"/>
          </table:table-cell>
          <table:table-cell table:style-name="Таблица5.G10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7007690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8">10-Б</text:p>
          </table:table-cell>
          <table:table-cell table:style-name="Таблица5.D11" office:value-type="string">
            <text:p text:style-name="P37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7"/>
          </table:table-cell>
          <table:table-cell table:style-name="Таблица5.G11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717754862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8">10-Б</text:p>
          </table:table-cell>
          <table:table-cell table:style-name="Таблица5.D12" office:value-type="string">
            <text:p text:style-name="P37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7"/>
          </table:table-cell>
          <table:table-cell table:style-name="Таблица5.G1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41019250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8">10-Б</text:p>
          </table:table-cell>
          <table:table-cell table:style-name="Таблица5.D13" office:value-type="string">
            <text:p text:style-name="P37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7"/>
          </table:table-cell>
          <table:table-cell table:style-name="Таблица5.G1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77949305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8">10-Б</text:p>
          </table:table-cell>
          <table:table-cell table:style-name="Таблица5.D14" office:value-type="string">
            <text:p text:style-name="P37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7"/>
          </table:table-cell>
          <table:table-cell table:style-name="Таблица5.G1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5471794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8">10-Б</text:p>
          </table:table-cell>
          <table:table-cell table:style-name="Таблица5.D15" office:value-type="string">
            <text:p text:style-name="P37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7"/>
          </table:table-cell>
          <table:table-cell table:style-name="Таблица5.G15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3835547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8">10-Б</text:p>
          </table:table-cell>
          <table:table-cell table:style-name="Таблица5.D16" office:value-type="string">
            <text:p text:style-name="P37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7"/>
          </table:table-cell>
          <table:table-cell table:style-name="Таблица5.G16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62525444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8">10-Б</text:p>
          </table:table-cell>
          <table:table-cell table:style-name="Таблица5.D17" office:value-type="string">
            <text:p text:style-name="P37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7"/>
          </table:table-cell>
          <table:table-cell table:style-name="Таблица5.G17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71980653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8">10-Б</text:p>
          </table:table-cell>
          <table:table-cell table:style-name="Таблица5.D18" office:value-type="string">
            <text:p text:style-name="P37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7"/>
          </table:table-cell>
          <table:table-cell table:style-name="Таблица5.G18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2527962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8">10-Б</text:p>
          </table:table-cell>
          <table:table-cell table:style-name="Таблица5.D19" office:value-type="string">
            <text:p text:style-name="P37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7"/>
          </table:table-cell>
          <table:table-cell table:style-name="Таблица5.G19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7649068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8">10-Б</text:p>
          </table:table-cell>
          <table:table-cell table:style-name="Таблица5.D20" office:value-type="string">
            <text:p text:style-name="P37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7"/>
          </table:table-cell>
          <table:table-cell table:style-name="Таблица5.G20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27382754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8">10-Б</text:p>
          </table:table-cell>
          <table:table-cell table:style-name="Таблица5.D21" office:value-type="string">
            <text:p text:style-name="P37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7"/>
          </table:table-cell>
          <table:table-cell table:style-name="Таблица5.G21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2385767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8">10-Б</text:p>
          </table:table-cell>
          <table:table-cell table:style-name="Таблица5.D22" office:value-type="string">
            <text:p text:style-name="P37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7"/>
          </table:table-cell>
          <table:table-cell table:style-name="Таблица5.G2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700972307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8">10-Б</text:p>
          </table:table-cell>
          <table:table-cell table:style-name="Таблица5.D23" office:value-type="string">
            <text:p text:style-name="P37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7"/>
          </table:table-cell>
          <table:table-cell table:style-name="Таблица5.G2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8263635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8">10-Б</text:p>
          </table:table-cell>
          <table:table-cell table:style-name="Таблица5.D24" office:value-type="string">
            <text:p text:style-name="P37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7"/>
          </table:table-cell>
          <table:table-cell table:style-name="Таблица5.G2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9057991031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72810459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47">Цуканов Владислав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4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56506312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69037670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72575790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55937844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9065748640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1" office:value-type="string">
            <text:p text:style-name="P37"/>
          </table:table-cell>
          <table:table-cell table:style-name="Таблица5.C31" office:value-type="string">
            <text:p text:style-name="P45"/>
          </table:table-cell>
          <table:table-cell table:style-name="Таблица5.D31" office:value-type="string">
            <text:p text:style-name="P37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7"/>
          </table:table-cell>
          <table:table-cell table:style-name="Таблица5.G31" office:value-type="string">
            <text:p text:style-name="P3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205905698470635" text:continue-list="list205906574864096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60522372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66676894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77031069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20590699091379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86057927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53963358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4787444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04072069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11430719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7204139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4006633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19181861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23046772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1902310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45325079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4295567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7352690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6801333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14767287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05063684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67251437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58659939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9070787131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639769758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694898333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62218947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71657992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548874185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73797822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20590712386279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205905989710480" text:continue-list="list205907123862791" text:style-name="L2">
              <text:list-item text:start-value="1">
                <text:p text:style-name="P95"/>
              </text:list-item>
            </text:list>
          </table:table-cell>
          <table:table-cell table:style-name="Таблица7.B2" office:value-type="string">
            <text:p text:style-name="P53">Бабаєв Фаріз</text:p>
          </table:table-cell>
          <table:table-cell table:style-name="Таблица7.C2" office:value-type="string">
            <text:p text:style-name="P54">11-Б</text:p>
          </table:table-cell>
          <table:table-cell table:style-name="Таблица7.D2" office:value-type="string">
            <text:p text:style-name="P37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7"/>
          </table:table-cell>
          <table:table-cell table:style-name="Таблица7.G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57752057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4">11-Б</text:p>
          </table:table-cell>
          <table:table-cell table:style-name="Таблица7.D3" office:value-type="string">
            <text:p text:style-name="P37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7"/>
          </table:table-cell>
          <table:table-cell table:style-name="Таблица7.G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9945979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4">11-Б</text:p>
          </table:table-cell>
          <table:table-cell table:style-name="Таблица7.D4" office:value-type="string">
            <text:p text:style-name="P37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7"/>
          </table:table-cell>
          <table:table-cell table:style-name="Таблица7.G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36376934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4">11-Б</text:p>
          </table:table-cell>
          <table:table-cell table:style-name="Таблица7.D5" office:value-type="string">
            <text:p text:style-name="P37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7"/>
          </table:table-cell>
          <table:table-cell table:style-name="Таблица7.G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59031408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4">11-Б</text:p>
          </table:table-cell>
          <table:table-cell table:style-name="Таблица7.D6" office:value-type="string">
            <text:p text:style-name="P37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7"/>
          </table:table-cell>
          <table:table-cell table:style-name="Таблица7.G6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3590981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4">11-Б</text:p>
          </table:table-cell>
          <table:table-cell table:style-name="Таблица7.D7" office:value-type="string">
            <text:p text:style-name="P37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7"/>
          </table:table-cell>
          <table:table-cell table:style-name="Таблица7.G7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1747326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4">11-Б</text:p>
          </table:table-cell>
          <table:table-cell table:style-name="Таблица7.D9" office:value-type="string">
            <text:p text:style-name="P37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7"/>
          </table:table-cell>
          <table:table-cell table:style-name="Таблица7.G9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5230713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9" office:value-type="string">
            <text:p text:style-name="P61">Кабиш Вікторія</text:p>
          </table:table-cell>
          <table:table-cell table:style-name="Таблица7.C9" office:value-type="string">
            <text:p text:style-name="P60">11-Б</text:p>
          </table:table-cell>
          <table:table-cell table:style-name="Таблица7.D9" office:value-type="string">
            <text:p text:style-name="P37"/>
          </table:table-cell>
          <table:table-cell table:style-name="Таблица7.E9" office:value-type="string">
            <text:p text:style-name="P60">первинний</text:p>
          </table:table-cell>
          <table:table-cell table:style-name="Таблица7.F9" office:value-type="string">
            <text:p text:style-name="P37"/>
          </table:table-cell>
          <table:table-cell table:style-name="Таблица7.G9" office:value-type="string">
            <text:p text:style-name="P37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2059054308323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4">11-Б</text:p>
          </table:table-cell>
          <table:table-cell table:style-name="Таблица7.D10" office:value-type="string">
            <text:p text:style-name="P37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7"/>
          </table:table-cell>
          <table:table-cell table:style-name="Таблица7.G10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44271266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4">11-Б</text:p>
          </table:table-cell>
          <table:table-cell table:style-name="Таблица7.D11" office:value-type="string">
            <text:p text:style-name="P37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7"/>
          </table:table-cell>
          <table:table-cell table:style-name="Таблица7.G11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54350042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4">11-Б</text:p>
          </table:table-cell>
          <table:table-cell table:style-name="Таблица7.D12" office:value-type="string">
            <text:p text:style-name="P37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7"/>
          </table:table-cell>
          <table:table-cell table:style-name="Таблица7.G1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9895158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4">11-Б</text:p>
          </table:table-cell>
          <table:table-cell table:style-name="Таблица7.D13" office:value-type="string">
            <text:p text:style-name="P37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7"/>
          </table:table-cell>
          <table:table-cell table:style-name="Таблица7.G1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15162095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4">11-Б</text:p>
          </table:table-cell>
          <table:table-cell table:style-name="Таблица7.D14" office:value-type="string">
            <text:p text:style-name="P37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7"/>
          </table:table-cell>
          <table:table-cell table:style-name="Таблица7.G1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57496873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4">11-Б</text:p>
          </table:table-cell>
          <table:table-cell table:style-name="Таблица7.D15" office:value-type="string">
            <text:p text:style-name="P37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7"/>
          </table:table-cell>
          <table:table-cell table:style-name="Таблица7.G1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07819571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4">11-Б</text:p>
          </table:table-cell>
          <table:table-cell table:style-name="Таблица7.D16" office:value-type="string">
            <text:p text:style-name="P37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7"/>
          </table:table-cell>
          <table:table-cell table:style-name="Таблица7.G16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2183833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4">11-Б</text:p>
          </table:table-cell>
          <table:table-cell table:style-name="Таблица7.D17" office:value-type="string">
            <text:p text:style-name="P37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7"/>
          </table:table-cell>
          <table:table-cell table:style-name="Таблица7.G17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52110184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4">11-Б</text:p>
          </table:table-cell>
          <table:table-cell table:style-name="Таблица7.D18" office:value-type="string">
            <text:p text:style-name="P37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7"/>
          </table:table-cell>
          <table:table-cell table:style-name="Таблица7.G18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55932369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4">11-Б</text:p>
          </table:table-cell>
          <table:table-cell table:style-name="Таблица7.D19" office:value-type="string">
            <text:p text:style-name="P37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7"/>
          </table:table-cell>
          <table:table-cell table:style-name="Таблица7.G19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32075506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4">11-Б</text:p>
          </table:table-cell>
          <table:table-cell table:style-name="Таблица7.D20" office:value-type="string">
            <text:p text:style-name="P37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7"/>
          </table:table-cell>
          <table:table-cell table:style-name="Таблица7.G20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594237956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4">11-Б</text:p>
          </table:table-cell>
          <table:table-cell table:style-name="Таблица7.D21" office:value-type="string">
            <text:p text:style-name="P37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7"/>
          </table:table-cell>
          <table:table-cell table:style-name="Таблица7.G21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74767266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4">11-Б</text:p>
          </table:table-cell>
          <table:table-cell table:style-name="Таблица7.D22" office:value-type="string">
            <text:p text:style-name="P37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7"/>
          </table:table-cell>
          <table:table-cell table:style-name="Таблица7.G2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84739663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4">11-Б</text:p>
          </table:table-cell>
          <table:table-cell table:style-name="Таблица7.D23" office:value-type="string">
            <text:p text:style-name="P37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7"/>
          </table:table-cell>
          <table:table-cell table:style-name="Таблица7.G2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3765306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4">11-Б</text:p>
          </table:table-cell>
          <table:table-cell table:style-name="Таблица7.D24" office:value-type="string">
            <text:p text:style-name="P37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7"/>
          </table:table-cell>
          <table:table-cell table:style-name="Таблица7.G2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8069521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4">11-Б</text:p>
          </table:table-cell>
          <table:table-cell table:style-name="Таблица7.D25" office:value-type="string">
            <text:p text:style-name="P37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7"/>
          </table:table-cell>
          <table:table-cell table:style-name="Таблица7.G2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9069001525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9066907889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4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9064825659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90639754950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90742465586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4">11-Б</text:p>
          </table:table-cell>
          <table:table-cell table:style-name="Таблица7.D30" office:value-type="string">
            <text:p text:style-name="P37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7"/>
          </table:table-cell>
          <table:table-cell table:style-name="Таблица7.G30" office:value-type="string">
            <text:p text:style-name="P38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205906498924926" text:continue-list="list205907424655864" text:style-name="L2">
              <text:list-item text:start-value="1">
                <text:p text:style-name="P95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4"><text:span text:style-name="T5">10-</text:span>-А</text:p>
          </table:table-cell>
          <table:table-cell table:style-name="Таблица8.D2" office:value-type="string">
            <text:p text:style-name="P64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7"/>
          </table:table-cell>
          <table:table-cell table:style-name="Таблица8.G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6325565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5"><text:span text:style-name="T5">10-</text:span>-А</text:p>
          </table:table-cell>
          <table:table-cell table:style-name="Таблица8.D3" office:value-type="string">
            <text:p text:style-name="P64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7"/>
          </table:table-cell>
          <table:table-cell table:style-name="Таблица8.G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745004211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5"><text:span text:style-name="T5">10-</text:span>-А</text:p>
          </table:table-cell>
          <table:table-cell table:style-name="Таблица8.D4" office:value-type="string">
            <text:p text:style-name="P64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7"/>
          </table:table-cell>
          <table:table-cell table:style-name="Таблица8.G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59818053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5"><text:span text:style-name="T5">10-</text:span>-А</text:p>
          </table:table-cell>
          <table:table-cell table:style-name="Таблица8.D5" office:value-type="string">
            <text:p text:style-name="P64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7"/>
          </table:table-cell>
          <table:table-cell table:style-name="Таблица8.G5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80904082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5"><text:span text:style-name="T5">10-</text:span>-А</text:p>
          </table:table-cell>
          <table:table-cell table:style-name="Таблица8.D6" office:value-type="string">
            <text:p text:style-name="P64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7"/>
          </table:table-cell>
          <table:table-cell table:style-name="Таблица8.G6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0378036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5"><text:span text:style-name="T5">10-</text:span>-А</text:p>
          </table:table-cell>
          <table:table-cell table:style-name="Таблица8.D7" office:value-type="string">
            <text:p text:style-name="P64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7"/>
          </table:table-cell>
          <table:table-cell table:style-name="Таблица8.G7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40255177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5"><text:span text:style-name="T5">10-</text:span>-А</text:p>
          </table:table-cell>
          <table:table-cell table:style-name="Таблица8.D8" office:value-type="string">
            <text:p text:style-name="P64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7"/>
          </table:table-cell>
          <table:table-cell table:style-name="Таблица8.G8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74255427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5"><text:span text:style-name="T5">10-</text:span>-А</text:p>
          </table:table-cell>
          <table:table-cell table:style-name="Таблица8.D9" office:value-type="string">
            <text:p text:style-name="P64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7"/>
          </table:table-cell>
          <table:table-cell table:style-name="Таблица8.G9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570875657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5"><text:span text:style-name="T5">10-</text:span>-А</text:p>
          </table:table-cell>
          <table:table-cell table:style-name="Таблица8.D10" office:value-type="string">
            <text:p text:style-name="P64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7"/>
          </table:table-cell>
          <table:table-cell table:style-name="Таблица8.G10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5768751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5"><text:span text:style-name="T5">10-</text:span>-А</text:p>
          </table:table-cell>
          <table:table-cell table:style-name="Таблица8.D11" office:value-type="string">
            <text:p text:style-name="P64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7"/>
          </table:table-cell>
          <table:table-cell table:style-name="Таблица8.G11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599339213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5"><text:span text:style-name="T5">10-</text:span>-А</text:p>
          </table:table-cell>
          <table:table-cell table:style-name="Таблица8.D12" office:value-type="string">
            <text:p text:style-name="P64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7"/>
          </table:table-cell>
          <table:table-cell table:style-name="Таблица8.G1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5722842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5"><text:span text:style-name="T5">10-</text:span>-А</text:p>
          </table:table-cell>
          <table:table-cell table:style-name="Таблица8.D13" office:value-type="string">
            <text:p text:style-name="P64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7"/>
          </table:table-cell>
          <table:table-cell table:style-name="Таблица8.G1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2510297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5"><text:span text:style-name="T5">10-</text:span>-А</text:p>
          </table:table-cell>
          <table:table-cell table:style-name="Таблица8.D14" office:value-type="string">
            <text:p text:style-name="P64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7"/>
          </table:table-cell>
          <table:table-cell table:style-name="Таблица8.G1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06761166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5"><text:span text:style-name="T5">10-</text:span>-А</text:p>
          </table:table-cell>
          <table:table-cell table:style-name="Таблица8.D15" office:value-type="string">
            <text:p text:style-name="P64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7"/>
          </table:table-cell>
          <table:table-cell table:style-name="Таблица8.G15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58583298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5"><text:span text:style-name="T5">10-</text:span>-А</text:p>
          </table:table-cell>
          <table:table-cell table:style-name="Таблица8.D16" office:value-type="string">
            <text:p text:style-name="P64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7"/>
          </table:table-cell>
          <table:table-cell table:style-name="Таблица8.G16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2633337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5"><text:span text:style-name="T5">10-</text:span>-А</text:p>
          </table:table-cell>
          <table:table-cell table:style-name="Таблица8.D17" office:value-type="string">
            <text:p text:style-name="P64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7"/>
          </table:table-cell>
          <table:table-cell table:style-name="Таблица8.G17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91783616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5"><text:span text:style-name="T5">10-</text:span>-А</text:p>
          </table:table-cell>
          <table:table-cell table:style-name="Таблица8.D18" office:value-type="string">
            <text:p text:style-name="P64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7"/>
          </table:table-cell>
          <table:table-cell table:style-name="Таблица8.G18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35354747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5"><text:span text:style-name="T5">10-</text:span>-А</text:p>
          </table:table-cell>
          <table:table-cell table:style-name="Таблица8.D19" office:value-type="string">
            <text:p text:style-name="P64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7"/>
          </table:table-cell>
          <table:table-cell table:style-name="Таблица8.G19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6117866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5"><text:span text:style-name="T5">10-</text:span>-А</text:p>
          </table:table-cell>
          <table:table-cell table:style-name="Таблица8.D20" office:value-type="string">
            <text:p text:style-name="P64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7"/>
          </table:table-cell>
          <table:table-cell table:style-name="Таблица8.G20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74574940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5"><text:span text:style-name="T5">10-</text:span>-А</text:p>
          </table:table-cell>
          <table:table-cell table:style-name="Таблица8.D21" office:value-type="string">
            <text:p text:style-name="P64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7"/>
          </table:table-cell>
          <table:table-cell table:style-name="Таблица8.G21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02337907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5"><text:span text:style-name="T5">10-</text:span>-А</text:p>
          </table:table-cell>
          <table:table-cell table:style-name="Таблица8.D22" office:value-type="string">
            <text:p text:style-name="P64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7"/>
          </table:table-cell>
          <table:table-cell table:style-name="Таблица8.G2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2256068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5"><text:span text:style-name="T5">10-</text:span>-А</text:p>
          </table:table-cell>
          <table:table-cell table:style-name="Таблица8.D23" office:value-type="string">
            <text:p text:style-name="P64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7"/>
          </table:table-cell>
          <table:table-cell table:style-name="Таблица8.G2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743459130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5"><text:span text:style-name="T5">10-</text:span>-А</text:p>
          </table:table-cell>
          <table:table-cell table:style-name="Таблица8.D24" office:value-type="string">
            <text:p text:style-name="P64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7"/>
          </table:table-cell>
          <table:table-cell table:style-name="Таблица8.G2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90690812628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5"><text:span text:style-name="T5">10-</text:span>-А</text:p>
          </table:table-cell>
          <table:table-cell table:style-name="Таблица8.D25" office:value-type="string">
            <text:p text:style-name="P64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7"/>
          </table:table-cell>
          <table:table-cell table:style-name="Таблица8.G2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0590703792701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5"><text:span text:style-name="T5">10-</text:span>-А</text:p>
          </table:table-cell>
          <table:table-cell table:style-name="Таблица8.D26" office:value-type="string">
            <text:p text:style-name="P64">12.01.2016</text:p>
          </table:table-cell>
          <table:table-cell table:style-name="Таблица8.E26" office:value-type="string">
            <text:p text:style-name="P48">первинний</text:p>
          </table:table-cell>
          <table:table-cell table:style-name="Таблица8.F26" office:value-type="string">
            <text:p text:style-name="P37"/>
          </table:table-cell>
          <table:table-cell table:style-name="Таблица8.G26" office:value-type="string">
            <text:p text:style-name="P38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205906154817085" text:continue-list="list205907037927014" text:style-name="L2">
              <text:list-item text:start-value="1">
                <text:p text:style-name="P97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5"><text:span text:style-name="T5">10-</text:span>-А</text:p>
          </table:table-cell>
          <table:table-cell table:style-name="Таблица14.D2" office:value-type="string">
            <text:p text:style-name="P64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0"/>
          </table:table-cell>
          <table:table-cell table:style-name="Таблица14.G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6263527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5"><text:span text:style-name="T5">10-</text:span>-А</text:p>
          </table:table-cell>
          <table:table-cell table:style-name="Таблица14.D3" office:value-type="string">
            <text:p text:style-name="P64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0"/>
          </table:table-cell>
          <table:table-cell table:style-name="Таблица14.G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5951664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5"><text:span text:style-name="T5">10-</text:span>-А</text:p>
          </table:table-cell>
          <table:table-cell table:style-name="Таблица14.D4" office:value-type="string">
            <text:p text:style-name="P64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0"/>
          </table:table-cell>
          <table:table-cell table:style-name="Таблица14.G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5971693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5"><text:span text:style-name="T5">10-</text:span>-А</text:p>
          </table:table-cell>
          <table:table-cell table:style-name="Таблица14.D5" office:value-type="string">
            <text:p text:style-name="P64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0"/>
          </table:table-cell>
          <table:table-cell table:style-name="Таблица14.G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4232439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5"><text:span text:style-name="T5">10-</text:span>-А</text:p>
          </table:table-cell>
          <table:table-cell table:style-name="Таблица14.D6" office:value-type="string">
            <text:p text:style-name="P64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0"/>
          </table:table-cell>
          <table:table-cell table:style-name="Таблица14.G6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8690883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5"><text:span text:style-name="T5">10-</text:span>-А</text:p>
          </table:table-cell>
          <table:table-cell table:style-name="Таблица14.D7" office:value-type="string">
            <text:p text:style-name="P64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0"/>
          </table:table-cell>
          <table:table-cell table:style-name="Таблица14.G7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3645890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5"><text:span text:style-name="T5">10-</text:span>-А</text:p>
          </table:table-cell>
          <table:table-cell table:style-name="Таблица14.D8" office:value-type="string">
            <text:p text:style-name="P64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0"/>
          </table:table-cell>
          <table:table-cell table:style-name="Таблица14.G8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048423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5"><text:span text:style-name="T5">10-</text:span>-А</text:p>
          </table:table-cell>
          <table:table-cell table:style-name="Таблица14.D9" office:value-type="string">
            <text:p text:style-name="P64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0"/>
          </table:table-cell>
          <table:table-cell table:style-name="Таблица14.G9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870799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5"><text:span text:style-name="T5">10-</text:span>-А</text:p>
          </table:table-cell>
          <table:table-cell table:style-name="Таблица14.D10" office:value-type="string">
            <text:p text:style-name="P64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0"/>
          </table:table-cell>
          <table:table-cell table:style-name="Таблица14.G10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7194134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5"><text:span text:style-name="T5">10-</text:span>-А</text:p>
          </table:table-cell>
          <table:table-cell table:style-name="Таблица14.D11" office:value-type="string">
            <text:p text:style-name="P64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0"/>
          </table:table-cell>
          <table:table-cell table:style-name="Таблица14.G11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8458899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5"><text:span text:style-name="T5">10-</text:span>-А</text:p>
          </table:table-cell>
          <table:table-cell table:style-name="Таблица14.D12" office:value-type="string">
            <text:p text:style-name="P64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0"/>
          </table:table-cell>
          <table:table-cell table:style-name="Таблица14.G1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692533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5"><text:span text:style-name="T5">10-</text:span>-А</text:p>
          </table:table-cell>
          <table:table-cell table:style-name="Таблица14.D13" office:value-type="string">
            <text:p text:style-name="P64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0"/>
          </table:table-cell>
          <table:table-cell table:style-name="Таблица14.G1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507772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5"><text:span text:style-name="T5">10-</text:span>-А</text:p>
          </table:table-cell>
          <table:table-cell table:style-name="Таблица14.D14" office:value-type="string">
            <text:p text:style-name="P64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0"/>
          </table:table-cell>
          <table:table-cell table:style-name="Таблица14.G1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0085836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5"><text:span text:style-name="T5">10-</text:span>-А</text:p>
          </table:table-cell>
          <table:table-cell table:style-name="Таблица14.D15" office:value-type="string">
            <text:p text:style-name="P64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0"/>
          </table:table-cell>
          <table:table-cell table:style-name="Таблица14.G1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323025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5"><text:span text:style-name="T5">10-</text:span>-А</text:p>
          </table:table-cell>
          <table:table-cell table:style-name="Таблица14.D16" office:value-type="string">
            <text:p text:style-name="P64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0"/>
          </table:table-cell>
          <table:table-cell table:style-name="Таблица14.G16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9945064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5"><text:span text:style-name="T5">10-</text:span>-А</text:p>
          </table:table-cell>
          <table:table-cell table:style-name="Таблица14.D17" office:value-type="string">
            <text:p text:style-name="P64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0"/>
          </table:table-cell>
          <table:table-cell table:style-name="Таблица14.G17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1316662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5"><text:span text:style-name="T5">10-</text:span>-А</text:p>
          </table:table-cell>
          <table:table-cell table:style-name="Таблица14.D18" office:value-type="string">
            <text:p text:style-name="P64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0"/>
          </table:table-cell>
          <table:table-cell table:style-name="Таблица14.G18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67256863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5"><text:span text:style-name="T5">10-</text:span>-А</text:p>
          </table:table-cell>
          <table:table-cell table:style-name="Таблица14.D19" office:value-type="string">
            <text:p text:style-name="P64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0"/>
          </table:table-cell>
          <table:table-cell table:style-name="Таблица14.G19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8564003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5"><text:span text:style-name="T5">10-</text:span>-А</text:p>
          </table:table-cell>
          <table:table-cell table:style-name="Таблица14.D20" office:value-type="string">
            <text:p text:style-name="P64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0"/>
          </table:table-cell>
          <table:table-cell table:style-name="Таблица14.G20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3260111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5"><text:span text:style-name="T5">10-</text:span>-А</text:p>
          </table:table-cell>
          <table:table-cell table:style-name="Таблица14.D21" office:value-type="string">
            <text:p text:style-name="P64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0"/>
          </table:table-cell>
          <table:table-cell table:style-name="Таблица14.G21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7660543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5"><text:span text:style-name="T5">10-</text:span>-А</text:p>
          </table:table-cell>
          <table:table-cell table:style-name="Таблица14.D22" office:value-type="string">
            <text:p text:style-name="P64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0"/>
          </table:table-cell>
          <table:table-cell table:style-name="Таблица14.G2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6206307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5"><text:span text:style-name="T5">10-</text:span>-А</text:p>
          </table:table-cell>
          <table:table-cell table:style-name="Таблица14.D23" office:value-type="string">
            <text:p text:style-name="P64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0"/>
          </table:table-cell>
          <table:table-cell table:style-name="Таблица14.G2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885479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5"><text:span text:style-name="T5">10-</text:span>-А</text:p>
          </table:table-cell>
          <table:table-cell table:style-name="Таблица14.D24" office:value-type="string">
            <text:p text:style-name="P64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0"/>
          </table:table-cell>
          <table:table-cell table:style-name="Таблица14.G2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75798055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5"><text:span text:style-name="T5">10-</text:span>-А</text:p>
          </table:table-cell>
          <table:table-cell table:style-name="Таблица14.D25" office:value-type="string">
            <text:p text:style-name="P64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0"/>
          </table:table-cell>
          <table:table-cell table:style-name="Таблица14.G2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9055913711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5"><text:span text:style-name="T5">10-</text:span>-А</text:p>
          </table:table-cell>
          <table:table-cell table:style-name="Таблица14.D26" office:value-type="string">
            <text:p text:style-name="P64">08.09.2015</text:p>
          </table:table-cell>
          <table:table-cell table:style-name="Таблица14.E26" office:value-type="string">
            <text:p text:style-name="P50">первинний</text:p>
          </table:table-cell>
          <table:table-cell table:style-name="Таблица14.F26" office:value-type="string">
            <text:p text:style-name="P40"/>
          </table:table-cell>
          <table:table-cell table:style-name="Таблица14.G26" office:value-type="string">
            <text:p text:style-name="P40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205907419619758" text:continue-list="list205905591371140" text:style-name="L2">
              <text:list-item text:start-value="1">
                <text:p text:style-name="P95"/>
              </text:list-item>
            </text:list>
          </table:table-cell>
          <table:table-cell table:style-name="Таблица9.B2" office:value-type="string">
            <text:p text:style-name="P53">Авілкіна Анастасія</text:p>
          </table:table-cell>
          <table:table-cell table:style-name="Таблица9.C2" office:value-type="string">
            <text:p text:style-name="P54">10-А</text:p>
          </table:table-cell>
          <table:table-cell table:style-name="Таблица9.D2" office:value-type="string">
            <text:p text:style-name="P37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7"/>
          </table:table-cell>
          <table:table-cell table:style-name="Таблица9.G2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1784742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4">10-А</text:p>
          </table:table-cell>
          <table:table-cell table:style-name="Таблица9.D3" office:value-type="string">
            <text:p text:style-name="P37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7"/>
          </table:table-cell>
          <table:table-cell table:style-name="Таблица9.G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1079526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4">10-А</text:p>
          </table:table-cell>
          <table:table-cell table:style-name="Таблица9.D4" office:value-type="string">
            <text:p text:style-name="P37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7"/>
          </table:table-cell>
          <table:table-cell table:style-name="Таблица9.G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8131053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4">10-А</text:p>
          </table:table-cell>
          <table:table-cell table:style-name="Таблица9.D5" office:value-type="string">
            <text:p text:style-name="P37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7"/>
          </table:table-cell>
          <table:table-cell table:style-name="Таблица9.G5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5255911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4">10-А</text:p>
          </table:table-cell>
          <table:table-cell table:style-name="Таблица9.D6" office:value-type="string">
            <text:p text:style-name="P37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7"/>
          </table:table-cell>
          <table:table-cell table:style-name="Таблица9.G6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5901756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4">10-А</text:p>
          </table:table-cell>
          <table:table-cell table:style-name="Таблица9.D7" office:value-type="string">
            <text:p text:style-name="P37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7"/>
          </table:table-cell>
          <table:table-cell table:style-name="Таблица9.G7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3590937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4">10-А</text:p>
          </table:table-cell>
          <table:table-cell table:style-name="Таблица9.D8" office:value-type="string">
            <text:p text:style-name="P37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7"/>
          </table:table-cell>
          <table:table-cell table:style-name="Таблица9.G8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7886776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4">10-А</text:p>
          </table:table-cell>
          <table:table-cell table:style-name="Таблица9.D9" office:value-type="string">
            <text:p text:style-name="P37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7"/>
          </table:table-cell>
          <table:table-cell table:style-name="Таблица9.G9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40838123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4">10-А</text:p>
          </table:table-cell>
          <table:table-cell table:style-name="Таблица9.D10" office:value-type="string">
            <text:p text:style-name="P37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7"/>
          </table:table-cell>
          <table:table-cell table:style-name="Таблица9.G10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59474251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4">10-А</text:p>
          </table:table-cell>
          <table:table-cell table:style-name="Таблица9.D11" office:value-type="string">
            <text:p text:style-name="P37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7"/>
          </table:table-cell>
          <table:table-cell table:style-name="Таблица9.G11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68018824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4">10-А</text:p>
          </table:table-cell>
          <table:table-cell table:style-name="Таблица9.D12" office:value-type="string">
            <text:p text:style-name="P37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7"/>
          </table:table-cell>
          <table:table-cell table:style-name="Таблица9.G12" office:value-type="string">
            <text:p text:style-name="P37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2059059575908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4">10-А</text:p>
          </table:table-cell>
          <table:table-cell table:style-name="Таблица9.D13" office:value-type="string">
            <text:p text:style-name="P37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7"/>
          </table:table-cell>
          <table:table-cell table:style-name="Таблица9.G1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4367221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4">10-А</text:p>
          </table:table-cell>
          <table:table-cell table:style-name="Таблица9.D14" office:value-type="string">
            <text:p text:style-name="P37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7"/>
          </table:table-cell>
          <table:table-cell table:style-name="Таблица9.G1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7109035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4">10-А</text:p>
          </table:table-cell>
          <table:table-cell table:style-name="Таблица9.D15" office:value-type="string">
            <text:p text:style-name="P37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7"/>
          </table:table-cell>
          <table:table-cell table:style-name="Таблица9.G15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0315733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4">10-А</text:p>
          </table:table-cell>
          <table:table-cell table:style-name="Таблица9.D16" office:value-type="string">
            <text:p text:style-name="P37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7"/>
          </table:table-cell>
          <table:table-cell table:style-name="Таблица9.G16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56397423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4">10-А</text:p>
          </table:table-cell>
          <table:table-cell table:style-name="Таблица9.D17" office:value-type="string">
            <text:p text:style-name="P37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7"/>
          </table:table-cell>
          <table:table-cell table:style-name="Таблица9.G17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7111118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4">10-А</text:p>
          </table:table-cell>
          <table:table-cell table:style-name="Таблица9.D18" office:value-type="string">
            <text:p text:style-name="P37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7"/>
          </table:table-cell>
          <table:table-cell table:style-name="Таблица9.G18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14931803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4">10-А</text:p>
          </table:table-cell>
          <table:table-cell table:style-name="Таблица9.D19" office:value-type="string">
            <text:p text:style-name="P37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7"/>
          </table:table-cell>
          <table:table-cell table:style-name="Таблица9.G19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2587672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4">10-А</text:p>
          </table:table-cell>
          <table:table-cell table:style-name="Таблица9.D20" office:value-type="string">
            <text:p text:style-name="P37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7"/>
          </table:table-cell>
          <table:table-cell table:style-name="Таблица9.G20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0170783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4">10-А</text:p>
          </table:table-cell>
          <table:table-cell table:style-name="Таблица9.D21" office:value-type="string">
            <text:p text:style-name="P37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7"/>
          </table:table-cell>
          <table:table-cell table:style-name="Таблица9.G21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59778397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4">10-А</text:p>
          </table:table-cell>
          <table:table-cell table:style-name="Таблица9.D22" office:value-type="string">
            <text:p text:style-name="P37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7"/>
          </table:table-cell>
          <table:table-cell table:style-name="Таблица9.G22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6815743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4">10-А</text:p>
          </table:table-cell>
          <table:table-cell table:style-name="Таблица9.D23" office:value-type="string">
            <text:p text:style-name="P37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7"/>
          </table:table-cell>
          <table:table-cell table:style-name="Таблица9.G2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26712526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4">10-А</text:p>
          </table:table-cell>
          <table:table-cell table:style-name="Таблица9.D24" office:value-type="string">
            <text:p text:style-name="P37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7"/>
          </table:table-cell>
          <table:table-cell table:style-name="Таблица9.G2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9073848328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67811635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4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77227099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687145958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57868565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74926770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90627631247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1" office:value-type="string">
            <text:p text:style-name="P37"/>
          </table:table-cell>
          <table:table-cell table:style-name="Таблица9.C31" office:value-type="string">
            <text:p text:style-name="P45"/>
          </table:table-cell>
          <table:table-cell table:style-name="Таблица9.D31" office:value-type="string">
            <text:p text:style-name="P37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7"/>
          </table:table-cell>
          <table:table-cell table:style-name="Таблица9.G31" office:value-type="string">
            <text:p text:style-name="P38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205907720805309" text:continue-list="list205906276312472" text:style-name="L2">
              <text:list-item text:start-value="1">
                <text:p text:style-name="P95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6">9-Б</text:p>
          </table:table-cell>
          <table:table-cell table:style-name="Таблица10.D2" office:value-type="string">
            <text:p text:style-name="P66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7"/>
          </table:table-cell>
          <table:table-cell table:style-name="Таблица10.G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5511667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6">9-Б</text:p>
          </table:table-cell>
          <table:table-cell table:style-name="Таблица10.D3" office:value-type="string">
            <text:p text:style-name="P66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7"/>
          </table:table-cell>
          <table:table-cell table:style-name="Таблица10.G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1460875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6">9-Б</text:p>
          </table:table-cell>
          <table:table-cell table:style-name="Таблица10.D4" office:value-type="string">
            <text:p text:style-name="P66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7"/>
          </table:table-cell>
          <table:table-cell table:style-name="Таблица10.G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21427650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6">9-Б</text:p>
          </table:table-cell>
          <table:table-cell table:style-name="Таблица10.D5" office:value-type="string">
            <text:p text:style-name="P66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7"/>
          </table:table-cell>
          <table:table-cell table:style-name="Таблица10.G5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4507859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6">9-Б</text:p>
          </table:table-cell>
          <table:table-cell table:style-name="Таблица10.D6" office:value-type="string">
            <text:p text:style-name="P66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7"/>
          </table:table-cell>
          <table:table-cell table:style-name="Таблица10.G6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2273984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6">9-Б</text:p>
          </table:table-cell>
          <table:table-cell table:style-name="Таблица10.D7" office:value-type="string">
            <text:p text:style-name="P66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7"/>
          </table:table-cell>
          <table:table-cell table:style-name="Таблица10.G7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5376595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6">9-Б</text:p>
          </table:table-cell>
          <table:table-cell table:style-name="Таблица10.D8" office:value-type="string">
            <text:p text:style-name="P66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7"/>
          </table:table-cell>
          <table:table-cell table:style-name="Таблица10.G8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96041025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6">9-Б</text:p>
          </table:table-cell>
          <table:table-cell table:style-name="Таблица10.D9" office:value-type="string">
            <text:p text:style-name="P66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7"/>
          </table:table-cell>
          <table:table-cell table:style-name="Таблица10.G9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05051877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6">9-Б</text:p>
          </table:table-cell>
          <table:table-cell table:style-name="Таблица10.D10" office:value-type="string">
            <text:p text:style-name="P66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7"/>
          </table:table-cell>
          <table:table-cell table:style-name="Таблица10.G10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5322211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6">9-Б</text:p>
          </table:table-cell>
          <table:table-cell table:style-name="Таблица10.D11" office:value-type="string">
            <text:p text:style-name="P66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7"/>
          </table:table-cell>
          <table:table-cell table:style-name="Таблица10.G11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8694152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6">9-Б</text:p>
          </table:table-cell>
          <table:table-cell table:style-name="Таблица10.D12" office:value-type="string">
            <text:p text:style-name="P66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7"/>
          </table:table-cell>
          <table:table-cell table:style-name="Таблица10.G1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57954404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6">9-Б</text:p>
          </table:table-cell>
          <table:table-cell table:style-name="Таблица10.D13" office:value-type="string">
            <text:p text:style-name="P66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7"/>
          </table:table-cell>
          <table:table-cell table:style-name="Таблица10.G1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7993561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6">9-Б</text:p>
          </table:table-cell>
          <table:table-cell table:style-name="Таблица10.D14" office:value-type="string">
            <text:p text:style-name="P66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7"/>
          </table:table-cell>
          <table:table-cell table:style-name="Таблица10.G1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3680334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6">9-Б</text:p>
          </table:table-cell>
          <table:table-cell table:style-name="Таблица10.D15" office:value-type="string">
            <text:p text:style-name="P66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7"/>
          </table:table-cell>
          <table:table-cell table:style-name="Таблица10.G15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8081620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6">9-Б</text:p>
          </table:table-cell>
          <table:table-cell table:style-name="Таблица10.D16" office:value-type="string">
            <text:p text:style-name="P66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7"/>
          </table:table-cell>
          <table:table-cell table:style-name="Таблица10.G16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7633639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6">9-Б</text:p>
          </table:table-cell>
          <table:table-cell table:style-name="Таблица10.D17" office:value-type="string">
            <text:p text:style-name="P66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7"/>
          </table:table-cell>
          <table:table-cell table:style-name="Таблица10.G17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569261394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6">9-Б</text:p>
          </table:table-cell>
          <table:table-cell table:style-name="Таблица10.D18" office:value-type="string">
            <text:p text:style-name="P66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7"/>
          </table:table-cell>
          <table:table-cell table:style-name="Таблица10.G18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59867188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6">9-Б</text:p>
          </table:table-cell>
          <table:table-cell table:style-name="Таблица10.D19" office:value-type="string">
            <text:p text:style-name="P66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7"/>
          </table:table-cell>
          <table:table-cell table:style-name="Таблица10.G19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580189138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6">9-Б</text:p>
          </table:table-cell>
          <table:table-cell table:style-name="Таблица10.D20" office:value-type="string">
            <text:p text:style-name="P66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7"/>
          </table:table-cell>
          <table:table-cell table:style-name="Таблица10.G20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58000271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6">9-Б</text:p>
          </table:table-cell>
          <table:table-cell table:style-name="Таблица10.D21" office:value-type="string">
            <text:p text:style-name="P66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7"/>
          </table:table-cell>
          <table:table-cell table:style-name="Таблица10.G21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2613589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6">9-Б</text:p>
          </table:table-cell>
          <table:table-cell table:style-name="Таблица10.D22" office:value-type="string">
            <text:p text:style-name="P66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7"/>
          </table:table-cell>
          <table:table-cell table:style-name="Таблица10.G2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75495497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6">9-Б</text:p>
          </table:table-cell>
          <table:table-cell table:style-name="Таблица10.D23" office:value-type="string">
            <text:p text:style-name="P66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7"/>
          </table:table-cell>
          <table:table-cell table:style-name="Таблица10.G2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98344872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6">9-Б</text:p>
          </table:table-cell>
          <table:table-cell table:style-name="Таблица10.D24" office:value-type="string">
            <text:p text:style-name="P66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7"/>
          </table:table-cell>
          <table:table-cell table:style-name="Таблица10.G2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90692393398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64412769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4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69467474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71977428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70723781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677203857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78068440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6">9-Б</text:p>
          </table:table-cell>
          <table:table-cell table:style-name="Таблица10.D32" office:value-type="string">
            <text:p text:style-name="P66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7"/>
          </table:table-cell>
          <table:table-cell table:style-name="Таблица10.G3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601947255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6">9-Б</text:p>
          </table:table-cell>
          <table:table-cell table:style-name="Таблица10.D32" office:value-type="string">
            <text:p text:style-name="P66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7"/>
          </table:table-cell>
          <table:table-cell table:style-name="Таблица10.G3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9063666406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6">9-Б</text:p>
          </table:table-cell>
          <table:table-cell table:style-name="Таблица10.D33" office:value-type="string">
            <text:p text:style-name="P66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7"/>
          </table:table-cell>
          <table:table-cell table:style-name="Таблица10.G33" office:value-type="string">
            <text:p text:style-name="P38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205906853974803" text:continue-list="list205906366640611" text:style-name="L2">
              <text:list-item text:start-value="1">
                <text:p text:style-name="P98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6">9-Б</text:p>
          </table:table-cell>
          <table:table-cell table:style-name="Таблица16.D2" office:value-type="string">
            <text:p text:style-name="P66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2"/>
          </table:table-cell>
          <table:table-cell table:style-name="Таблица16.G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0159055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6">9-Б</text:p>
          </table:table-cell>
          <table:table-cell table:style-name="Таблица16.D3" office:value-type="string">
            <text:p text:style-name="P66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2"/>
          </table:table-cell>
          <table:table-cell table:style-name="Таблица16.G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3258126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6">9-Б</text:p>
          </table:table-cell>
          <table:table-cell table:style-name="Таблица16.D4" office:value-type="string">
            <text:p text:style-name="P66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2"/>
          </table:table-cell>
          <table:table-cell table:style-name="Таблица16.G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6291082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6">9-Б</text:p>
          </table:table-cell>
          <table:table-cell table:style-name="Таблица16.D5" office:value-type="string">
            <text:p text:style-name="P66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2"/>
          </table:table-cell>
          <table:table-cell table:style-name="Таблица16.G5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7644598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6">9-Б</text:p>
          </table:table-cell>
          <table:table-cell table:style-name="Таблица16.D6" office:value-type="string">
            <text:p text:style-name="P66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2"/>
          </table:table-cell>
          <table:table-cell table:style-name="Таблица16.G6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21753405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6">9-Б</text:p>
          </table:table-cell>
          <table:table-cell table:style-name="Таблица16.D7" office:value-type="string">
            <text:p text:style-name="P66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2"/>
          </table:table-cell>
          <table:table-cell table:style-name="Таблица16.G7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59431131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6">9-Б</text:p>
          </table:table-cell>
          <table:table-cell table:style-name="Таблица16.D8" office:value-type="string">
            <text:p text:style-name="P66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2"/>
          </table:table-cell>
          <table:table-cell table:style-name="Таблица16.G8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1740171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6">9-Б</text:p>
          </table:table-cell>
          <table:table-cell table:style-name="Таблица16.D9" office:value-type="string">
            <text:p text:style-name="P66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2"/>
          </table:table-cell>
          <table:table-cell table:style-name="Таблица16.G9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6486917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6">9-Б</text:p>
          </table:table-cell>
          <table:table-cell table:style-name="Таблица16.D10" office:value-type="string">
            <text:p text:style-name="P66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2"/>
          </table:table-cell>
          <table:table-cell table:style-name="Таблица16.G1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58886637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6">9-Б</text:p>
          </table:table-cell>
          <table:table-cell table:style-name="Таблица16.D11" office:value-type="string">
            <text:p text:style-name="P66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2"/>
          </table:table-cell>
          <table:table-cell table:style-name="Таблица16.G11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0283619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6">9-Б</text:p>
          </table:table-cell>
          <table:table-cell table:style-name="Таблица16.D12" office:value-type="string">
            <text:p text:style-name="P66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2"/>
          </table:table-cell>
          <table:table-cell table:style-name="Таблица16.G1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57642430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6">9-Б</text:p>
          </table:table-cell>
          <table:table-cell table:style-name="Таблица16.D13" office:value-type="string">
            <text:p text:style-name="P66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2"/>
          </table:table-cell>
          <table:table-cell table:style-name="Таблица16.G1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802244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6">9-Б</text:p>
          </table:table-cell>
          <table:table-cell table:style-name="Таблица16.D14" office:value-type="string">
            <text:p text:style-name="P66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2"/>
          </table:table-cell>
          <table:table-cell table:style-name="Таблица16.G1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715823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6">9-Б</text:p>
          </table:table-cell>
          <table:table-cell table:style-name="Таблица16.D15" office:value-type="string">
            <text:p text:style-name="P66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2"/>
          </table:table-cell>
          <table:table-cell table:style-name="Таблица16.G15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0063567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6">9-Б</text:p>
          </table:table-cell>
          <table:table-cell table:style-name="Таблица16.D16" office:value-type="string">
            <text:p text:style-name="P66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2"/>
          </table:table-cell>
          <table:table-cell table:style-name="Таблица16.G16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0536930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6">9-Б</text:p>
          </table:table-cell>
          <table:table-cell table:style-name="Таблица16.D17" office:value-type="string">
            <text:p text:style-name="P66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2"/>
          </table:table-cell>
          <table:table-cell table:style-name="Таблица16.G17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135819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6">9-Б</text:p>
          </table:table-cell>
          <table:table-cell table:style-name="Таблица16.D18" office:value-type="string">
            <text:p text:style-name="P66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2"/>
          </table:table-cell>
          <table:table-cell table:style-name="Таблица16.G18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4907480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6">9-Б</text:p>
          </table:table-cell>
          <table:table-cell table:style-name="Таблица16.D19" office:value-type="string">
            <text:p text:style-name="P66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2"/>
          </table:table-cell>
          <table:table-cell table:style-name="Таблица16.G19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5661139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6">9-Б</text:p>
          </table:table-cell>
          <table:table-cell table:style-name="Таблица16.D20" office:value-type="string">
            <text:p text:style-name="P66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2"/>
          </table:table-cell>
          <table:table-cell table:style-name="Таблица16.G2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43355627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6">9-Б</text:p>
          </table:table-cell>
          <table:table-cell table:style-name="Таблица16.D21" office:value-type="string">
            <text:p text:style-name="P66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2"/>
          </table:table-cell>
          <table:table-cell table:style-name="Таблица16.G21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54635511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6">9-Б</text:p>
          </table:table-cell>
          <table:table-cell table:style-name="Таблица16.D22" office:value-type="string">
            <text:p text:style-name="P66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2"/>
          </table:table-cell>
          <table:table-cell table:style-name="Таблица16.G2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76300409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6">9-Б</text:p>
          </table:table-cell>
          <table:table-cell table:style-name="Таблица16.D23" office:value-type="string">
            <text:p text:style-name="P66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2"/>
          </table:table-cell>
          <table:table-cell table:style-name="Таблица16.G2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60286532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6">9-Б</text:p>
          </table:table-cell>
          <table:table-cell table:style-name="Таблица16.D24" office:value-type="string">
            <text:p text:style-name="P66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2"/>
          </table:table-cell>
          <table:table-cell table:style-name="Таблица16.G2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9862561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1572857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52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580777060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1886494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656706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3547663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977965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6">9-Б</text:p>
          </table:table-cell>
          <table:table-cell table:style-name="Таблица16.D32" office:value-type="string">
            <text:p text:style-name="P66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2"/>
          </table:table-cell>
          <table:table-cell table:style-name="Таблица16.G3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68760493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6">9-Б</text:p>
          </table:table-cell>
          <table:table-cell table:style-name="Таблица16.D32" office:value-type="string">
            <text:p text:style-name="P66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2"/>
          </table:table-cell>
          <table:table-cell table:style-name="Таблица16.G3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9076686724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6">9-Б</text:p>
          </table:table-cell>
          <table:table-cell table:style-name="Таблица16.D33" office:value-type="string">
            <text:p text:style-name="P66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2"/>
          </table:table-cell>
          <table:table-cell table:style-name="Таблица16.G33" office:value-type="string">
            <text:p text:style-name="P42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205907183924606" text:continue-list="list205907668672416" text:style-name="L2">
              <text:list-item text:start-value="1">
                <text:p text:style-name="P95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6"><text:span text:style-name="T6">10</text:span>-Б</text:p>
          </table:table-cell>
          <table:table-cell table:style-name="Таблица11.D2" office:value-type="string">
            <text:p text:style-name="P65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7"/>
          </table:table-cell>
          <table:table-cell table:style-name="Таблица11.G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59168177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59"><text:span text:style-name="T6">10</text:span>-Б</text:p>
          </table:table-cell>
          <table:table-cell table:style-name="Таблица11.D3" office:value-type="string">
            <text:p text:style-name="P65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7"/>
          </table:table-cell>
          <table:table-cell table:style-name="Таблица11.G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59258096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59"><text:span text:style-name="T6">10</text:span>-Б</text:p>
          </table:table-cell>
          <table:table-cell table:style-name="Таблица11.D4" office:value-type="string">
            <text:p text:style-name="P65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7"/>
          </table:table-cell>
          <table:table-cell table:style-name="Таблица11.G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5542600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59"><text:span text:style-name="T6">10</text:span>-Б</text:p>
          </table:table-cell>
          <table:table-cell table:style-name="Таблица11.D5" office:value-type="string">
            <text:p text:style-name="P65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7"/>
          </table:table-cell>
          <table:table-cell table:style-name="Таблица11.G5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4556169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59"><text:span text:style-name="T6">10</text:span>-Б</text:p>
          </table:table-cell>
          <table:table-cell table:style-name="Таблица11.D6" office:value-type="string">
            <text:p text:style-name="P65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7"/>
          </table:table-cell>
          <table:table-cell table:style-name="Таблица11.G6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6212059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59"><text:span text:style-name="T6">10</text:span>-Б</text:p>
          </table:table-cell>
          <table:table-cell table:style-name="Таблица11.D7" office:value-type="string">
            <text:p text:style-name="P65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7"/>
          </table:table-cell>
          <table:table-cell table:style-name="Таблица11.G7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8355376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59"><text:span text:style-name="T6">10</text:span>-Б</text:p>
          </table:table-cell>
          <table:table-cell table:style-name="Таблица11.D8" office:value-type="string">
            <text:p text:style-name="P65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7"/>
          </table:table-cell>
          <table:table-cell table:style-name="Таблица11.G8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13547274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59"><text:span text:style-name="T6">10</text:span>-Б</text:p>
          </table:table-cell>
          <table:table-cell table:style-name="Таблица11.D9" office:value-type="string">
            <text:p text:style-name="P65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7"/>
          </table:table-cell>
          <table:table-cell table:style-name="Таблица11.G9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59178362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59"><text:span text:style-name="T6">10</text:span>-Б</text:p>
          </table:table-cell>
          <table:table-cell table:style-name="Таблица11.D10" office:value-type="string">
            <text:p text:style-name="P65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7"/>
          </table:table-cell>
          <table:table-cell table:style-name="Таблица11.G10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26634579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59"><text:span text:style-name="T6">10</text:span>-Б</text:p>
          </table:table-cell>
          <table:table-cell table:style-name="Таблица11.D11" office:value-type="string">
            <text:p text:style-name="P65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7"/>
          </table:table-cell>
          <table:table-cell table:style-name="Таблица11.G11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4384657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59"><text:span text:style-name="T6">10</text:span>-Б</text:p>
          </table:table-cell>
          <table:table-cell table:style-name="Таблица11.D12" office:value-type="string">
            <text:p text:style-name="P65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7"/>
          </table:table-cell>
          <table:table-cell table:style-name="Таблица11.G1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76766348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59"><text:span text:style-name="T6">10</text:span>-Б</text:p>
          </table:table-cell>
          <table:table-cell table:style-name="Таблица11.D13" office:value-type="string">
            <text:p text:style-name="P65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7"/>
          </table:table-cell>
          <table:table-cell table:style-name="Таблица11.G1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7794816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59"><text:span text:style-name="T6">10</text:span>-Б</text:p>
          </table:table-cell>
          <table:table-cell table:style-name="Таблица11.D14" office:value-type="string">
            <text:p text:style-name="P65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7"/>
          </table:table-cell>
          <table:table-cell table:style-name="Таблица11.G1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6503088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59"><text:span text:style-name="T6">10</text:span>-Б</text:p>
          </table:table-cell>
          <table:table-cell table:style-name="Таблица11.D15" office:value-type="string">
            <text:p text:style-name="P65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7"/>
          </table:table-cell>
          <table:table-cell table:style-name="Таблица11.G15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0614212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59"><text:span text:style-name="T6">10</text:span>-Б</text:p>
          </table:table-cell>
          <table:table-cell table:style-name="Таблица11.D16" office:value-type="string">
            <text:p text:style-name="P65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7"/>
          </table:table-cell>
          <table:table-cell table:style-name="Таблица11.G16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0064192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59"><text:span text:style-name="T6">10</text:span>-Б</text:p>
          </table:table-cell>
          <table:table-cell table:style-name="Таблица11.D17" office:value-type="string">
            <text:p text:style-name="P65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7"/>
          </table:table-cell>
          <table:table-cell table:style-name="Таблица11.G17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0586552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59"><text:span text:style-name="T6">10</text:span>-Б</text:p>
          </table:table-cell>
          <table:table-cell table:style-name="Таблица11.D18" office:value-type="string">
            <text:p text:style-name="P65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7"/>
          </table:table-cell>
          <table:table-cell table:style-name="Таблица11.G18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4234162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59"><text:span text:style-name="T6">10</text:span>-Б</text:p>
          </table:table-cell>
          <table:table-cell table:style-name="Таблица11.D19" office:value-type="string">
            <text:p text:style-name="P65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7"/>
          </table:table-cell>
          <table:table-cell table:style-name="Таблица11.G19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4747049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59"><text:span text:style-name="T6">10</text:span>-Б</text:p>
          </table:table-cell>
          <table:table-cell table:style-name="Таблица11.D20" office:value-type="string">
            <text:p text:style-name="P65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7"/>
          </table:table-cell>
          <table:table-cell table:style-name="Таблица11.G20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3336839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59"><text:span text:style-name="T6">10</text:span>-Б</text:p>
          </table:table-cell>
          <table:table-cell table:style-name="Таблица11.D21" office:value-type="string">
            <text:p text:style-name="P65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7"/>
          </table:table-cell>
          <table:table-cell table:style-name="Таблица11.G21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2746193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59"><text:span text:style-name="T6">10</text:span>-Б</text:p>
          </table:table-cell>
          <table:table-cell table:style-name="Таблица11.D22" office:value-type="string">
            <text:p text:style-name="P65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7"/>
          </table:table-cell>
          <table:table-cell table:style-name="Таблица11.G2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59871985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59"><text:span text:style-name="T6">10</text:span>-Б</text:p>
          </table:table-cell>
          <table:table-cell table:style-name="Таблица11.D23" office:value-type="string">
            <text:p text:style-name="P65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7"/>
          </table:table-cell>
          <table:table-cell table:style-name="Таблица11.G2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66330751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59"><text:span text:style-name="T6">10</text:span>-Б</text:p>
          </table:table-cell>
          <table:table-cell table:style-name="Таблица11.D24" office:value-type="string">
            <text:p text:style-name="P65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7"/>
          </table:table-cell>
          <table:table-cell table:style-name="Таблица11.G2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9075545425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9075942242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4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9070400769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9071292485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9079902104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9062155241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59"><text:span text:style-name="T6">10</text:span>-Б</text:p>
          </table:table-cell>
          <table:table-cell table:style-name="Таблица11.D30" office:value-type="string">
            <text:p text:style-name="P65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7"/>
          </table:table-cell>
          <table:table-cell table:style-name="Таблица11.G30" office:value-type="string">
            <text:p text:style-name="P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205906835844311" text:continue-list="list205906215524147" text:style-name="L2">
              <text:list-item text:start-value="1">
                <text:p text:style-name="P99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59"><text:span text:style-name="T6">10</text:span>-Б</text:p>
          </table:table-cell>
          <table:table-cell table:style-name="Таблица15.D2" office:value-type="string">
            <text:p text:style-name="P65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1"/>
          </table:table-cell>
          <table:table-cell table:style-name="Таблица15.G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8469694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59"><text:span text:style-name="T6">10</text:span>-Б</text:p>
          </table:table-cell>
          <table:table-cell table:style-name="Таблица15.D3" office:value-type="string">
            <text:p text:style-name="P65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1"/>
          </table:table-cell>
          <table:table-cell table:style-name="Таблица15.G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3013514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59"><text:span text:style-name="T6">10</text:span>-Б</text:p>
          </table:table-cell>
          <table:table-cell table:style-name="Таблица15.D4" office:value-type="string">
            <text:p text:style-name="P65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1"/>
          </table:table-cell>
          <table:table-cell table:style-name="Таблица15.G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5001530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59"><text:span text:style-name="T6">10</text:span>-Б</text:p>
          </table:table-cell>
          <table:table-cell table:style-name="Таблица15.D5" office:value-type="string">
            <text:p text:style-name="P65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1"/>
          </table:table-cell>
          <table:table-cell table:style-name="Таблица15.G5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59882296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59"><text:span text:style-name="T6">10</text:span>-Б</text:p>
          </table:table-cell>
          <table:table-cell table:style-name="Таблица15.D6" office:value-type="string">
            <text:p text:style-name="P65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1"/>
          </table:table-cell>
          <table:table-cell table:style-name="Таблица15.G6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83067319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59"><text:span text:style-name="T6">10</text:span>-Б</text:p>
          </table:table-cell>
          <table:table-cell table:style-name="Таблица15.D7" office:value-type="string">
            <text:p text:style-name="P65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1"/>
          </table:table-cell>
          <table:table-cell table:style-name="Таблица15.G7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4569515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59"><text:span text:style-name="T6">10</text:span>-Б</text:p>
          </table:table-cell>
          <table:table-cell table:style-name="Таблица15.D8" office:value-type="string">
            <text:p text:style-name="P65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1"/>
          </table:table-cell>
          <table:table-cell table:style-name="Таблица15.G8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2357774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59"><text:span text:style-name="T6">10</text:span>-Б</text:p>
          </table:table-cell>
          <table:table-cell table:style-name="Таблица15.D9" office:value-type="string">
            <text:p text:style-name="P65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1"/>
          </table:table-cell>
          <table:table-cell table:style-name="Таблица15.G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0618919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59"><text:span text:style-name="T6">10</text:span>-Б</text:p>
          </table:table-cell>
          <table:table-cell table:style-name="Таблица15.D10" office:value-type="string">
            <text:p text:style-name="P65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1"/>
          </table:table-cell>
          <table:table-cell table:style-name="Таблица15.G10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1127860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59"><text:span text:style-name="T6">10</text:span>-Б</text:p>
          </table:table-cell>
          <table:table-cell table:style-name="Таблица15.D11" office:value-type="string">
            <text:p text:style-name="P65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1"/>
          </table:table-cell>
          <table:table-cell table:style-name="Таблица15.G11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17506121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59"><text:span text:style-name="T6">10</text:span>-Б</text:p>
          </table:table-cell>
          <table:table-cell table:style-name="Таблица15.D12" office:value-type="string">
            <text:p text:style-name="P65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1"/>
          </table:table-cell>
          <table:table-cell table:style-name="Таблица15.G1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6107150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59"><text:span text:style-name="T6">10</text:span>-Б</text:p>
          </table:table-cell>
          <table:table-cell table:style-name="Таблица15.D13" office:value-type="string">
            <text:p text:style-name="P65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1"/>
          </table:table-cell>
          <table:table-cell table:style-name="Таблица15.G1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9289613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59"><text:span text:style-name="T6">10</text:span>-Б</text:p>
          </table:table-cell>
          <table:table-cell table:style-name="Таблица15.D14" office:value-type="string">
            <text:p text:style-name="P65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1"/>
          </table:table-cell>
          <table:table-cell table:style-name="Таблица15.G1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6575219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59"><text:span text:style-name="T6">10</text:span>-Б</text:p>
          </table:table-cell>
          <table:table-cell table:style-name="Таблица15.D15" office:value-type="string">
            <text:p text:style-name="P65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1"/>
          </table:table-cell>
          <table:table-cell table:style-name="Таблица15.G15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66768333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59"><text:span text:style-name="T6">10</text:span>-Б</text:p>
          </table:table-cell>
          <table:table-cell table:style-name="Таблица15.D16" office:value-type="string">
            <text:p text:style-name="P65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1"/>
          </table:table-cell>
          <table:table-cell table:style-name="Таблица15.G16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5306411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59"><text:span text:style-name="T6">10</text:span>-Б</text:p>
          </table:table-cell>
          <table:table-cell table:style-name="Таблица15.D17" office:value-type="string">
            <text:p text:style-name="P65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1"/>
          </table:table-cell>
          <table:table-cell table:style-name="Таблица15.G17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4538451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59"><text:span text:style-name="T6">10</text:span>-Б</text:p>
          </table:table-cell>
          <table:table-cell table:style-name="Таблица15.D18" office:value-type="string">
            <text:p text:style-name="P65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1"/>
          </table:table-cell>
          <table:table-cell table:style-name="Таблица15.G18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67439405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59"><text:span text:style-name="T6">10</text:span>-Б</text:p>
          </table:table-cell>
          <table:table-cell table:style-name="Таблица15.D19" office:value-type="string">
            <text:p text:style-name="P65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1"/>
          </table:table-cell>
          <table:table-cell table:style-name="Таблица15.G1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80843992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59"><text:span text:style-name="T6">10</text:span>-Б</text:p>
          </table:table-cell>
          <table:table-cell table:style-name="Таблица15.D20" office:value-type="string">
            <text:p text:style-name="P65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1"/>
          </table:table-cell>
          <table:table-cell table:style-name="Таблица15.G20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0144844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59"><text:span text:style-name="T6">10</text:span>-Б</text:p>
          </table:table-cell>
          <table:table-cell table:style-name="Таблица15.D21" office:value-type="string">
            <text:p text:style-name="P65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1"/>
          </table:table-cell>
          <table:table-cell table:style-name="Таблица15.G21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61327767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59"><text:span text:style-name="T6">10</text:span>-Б</text:p>
          </table:table-cell>
          <table:table-cell table:style-name="Таблица15.D22" office:value-type="string">
            <text:p text:style-name="P65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1"/>
          </table:table-cell>
          <table:table-cell table:style-name="Таблица15.G2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80852126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59"><text:span text:style-name="T6">10</text:span>-Б</text:p>
          </table:table-cell>
          <table:table-cell table:style-name="Таблица15.D23" office:value-type="string">
            <text:p text:style-name="P65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1"/>
          </table:table-cell>
          <table:table-cell table:style-name="Таблица15.G2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36837802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59"><text:span text:style-name="T6">10</text:span>-Б</text:p>
          </table:table-cell>
          <table:table-cell table:style-name="Таблица15.D24" office:value-type="string">
            <text:p text:style-name="P65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1"/>
          </table:table-cell>
          <table:table-cell table:style-name="Таблица15.G2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7994173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0159638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51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4933250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7757539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673697808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9071716945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59"><text:span text:style-name="T6">10</text:span>-Б</text:p>
          </table:table-cell>
          <table:table-cell table:style-name="Таблица15.D30" office:value-type="string">
            <text:p text:style-name="P65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1"/>
          </table:table-cell>
          <table:table-cell table:style-name="Таблица15.G30" office:value-type="string">
            <text:p text:style-name="P41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205906879069941" text:continue-list="list205907171694502" text:style-name="L2">
              <text:list-item text:start-value="1">
                <text:p text:style-name="P95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6">9-<text:span text:style-name="T2">В</text:span></text:p>
          </table:table-cell>
          <table:table-cell table:style-name="Таблица12.D2" office:value-type="string">
            <text:p text:style-name="P62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7"/>
          </table:table-cell>
          <table:table-cell table:style-name="Таблица12.G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4895372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7">9-<text:span text:style-name="T2">В</text:span></text:p>
          </table:table-cell>
          <table:table-cell table:style-name="Таблица12.D3" office:value-type="string">
            <text:p text:style-name="P63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7"/>
          </table:table-cell>
          <table:table-cell table:style-name="Таблица12.G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9829927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7">9-<text:span text:style-name="T2">В</text:span></text:p>
          </table:table-cell>
          <table:table-cell table:style-name="Таблица12.D4" office:value-type="string">
            <text:p text:style-name="P63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7"/>
          </table:table-cell>
          <table:table-cell table:style-name="Таблица12.G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0202678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7">9-<text:span text:style-name="T2">В</text:span></text:p>
          </table:table-cell>
          <table:table-cell table:style-name="Таблица12.D5" office:value-type="string">
            <text:p text:style-name="P63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7"/>
          </table:table-cell>
          <table:table-cell table:style-name="Таблица12.G5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0379209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7">9-<text:span text:style-name="T2">В</text:span></text:p>
          </table:table-cell>
          <table:table-cell table:style-name="Таблица12.D6" office:value-type="string">
            <text:p text:style-name="P63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7"/>
          </table:table-cell>
          <table:table-cell table:style-name="Таблица12.G6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800914028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7">9-<text:span text:style-name="T2">В</text:span></text:p>
          </table:table-cell>
          <table:table-cell table:style-name="Таблица12.D7" office:value-type="string">
            <text:p text:style-name="P63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7"/>
          </table:table-cell>
          <table:table-cell table:style-name="Таблица12.G7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7728887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7">9-<text:span text:style-name="T2">В</text:span></text:p>
          </table:table-cell>
          <table:table-cell table:style-name="Таблица12.D8" office:value-type="string">
            <text:p text:style-name="P63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7"/>
          </table:table-cell>
          <table:table-cell table:style-name="Таблица12.G8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93546313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7">9-<text:span text:style-name="T2">В</text:span></text:p>
          </table:table-cell>
          <table:table-cell table:style-name="Таблица12.D9" office:value-type="string">
            <text:p text:style-name="P63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7"/>
          </table:table-cell>
          <table:table-cell table:style-name="Таблица12.G9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9745163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7">9-<text:span text:style-name="T2">В</text:span></text:p>
          </table:table-cell>
          <table:table-cell table:style-name="Таблица12.D10" office:value-type="string">
            <text:p text:style-name="P63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7"/>
          </table:table-cell>
          <table:table-cell table:style-name="Таблица12.G10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5122232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7">9-<text:span text:style-name="T2">В</text:span></text:p>
          </table:table-cell>
          <table:table-cell table:style-name="Таблица12.D11" office:value-type="string">
            <text:p text:style-name="P63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7"/>
          </table:table-cell>
          <table:table-cell table:style-name="Таблица12.G11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8843569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7">9-<text:span text:style-name="T2">В</text:span></text:p>
          </table:table-cell>
          <table:table-cell table:style-name="Таблица12.D12" office:value-type="string">
            <text:p text:style-name="P63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7"/>
          </table:table-cell>
          <table:table-cell table:style-name="Таблица12.G1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1287001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7">9-<text:span text:style-name="T2">В</text:span></text:p>
          </table:table-cell>
          <table:table-cell table:style-name="Таблица12.D13" office:value-type="string">
            <text:p text:style-name="P63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7"/>
          </table:table-cell>
          <table:table-cell table:style-name="Таблица12.G1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3563089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7">9-<text:span text:style-name="T2">В</text:span></text:p>
          </table:table-cell>
          <table:table-cell table:style-name="Таблица12.D14" office:value-type="string">
            <text:p text:style-name="P63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7"/>
          </table:table-cell>
          <table:table-cell table:style-name="Таблица12.G1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35386522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7">9-<text:span text:style-name="T2">В</text:span></text:p>
          </table:table-cell>
          <table:table-cell table:style-name="Таблица12.D15" office:value-type="string">
            <text:p text:style-name="P63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7"/>
          </table:table-cell>
          <table:table-cell table:style-name="Таблица12.G15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3327038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7">9-<text:span text:style-name="T2">В</text:span></text:p>
          </table:table-cell>
          <table:table-cell table:style-name="Таблица12.D16" office:value-type="string">
            <text:p text:style-name="P63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7"/>
          </table:table-cell>
          <table:table-cell table:style-name="Таблица12.G16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8428842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7">9-<text:span text:style-name="T2">В</text:span></text:p>
          </table:table-cell>
          <table:table-cell table:style-name="Таблица12.D17" office:value-type="string">
            <text:p text:style-name="P63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7"/>
          </table:table-cell>
          <table:table-cell table:style-name="Таблица12.G17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8741251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7">9-<text:span text:style-name="T2">В</text:span></text:p>
          </table:table-cell>
          <table:table-cell table:style-name="Таблица12.D18" office:value-type="string">
            <text:p text:style-name="P63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7"/>
          </table:table-cell>
          <table:table-cell table:style-name="Таблица12.G18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4182309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7">9-<text:span text:style-name="T2">В</text:span></text:p>
          </table:table-cell>
          <table:table-cell table:style-name="Таблица12.D19" office:value-type="string">
            <text:p text:style-name="P63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7"/>
          </table:table-cell>
          <table:table-cell table:style-name="Таблица12.G19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49937812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7">9-<text:span text:style-name="T2">В</text:span></text:p>
          </table:table-cell>
          <table:table-cell table:style-name="Таблица12.D20" office:value-type="string">
            <text:p text:style-name="P63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7"/>
          </table:table-cell>
          <table:table-cell table:style-name="Таблица12.G20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812455957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7">9-<text:span text:style-name="T2">В</text:span></text:p>
          </table:table-cell>
          <table:table-cell table:style-name="Таблица12.D21" office:value-type="string">
            <text:p text:style-name="P63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7"/>
          </table:table-cell>
          <table:table-cell table:style-name="Таблица12.G21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65602224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7">9-<text:span text:style-name="T2">В</text:span></text:p>
          </table:table-cell>
          <table:table-cell table:style-name="Таблица12.D22" office:value-type="string">
            <text:p text:style-name="P63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7"/>
          </table:table-cell>
          <table:table-cell table:style-name="Таблица12.G2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66693952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7">9-<text:span text:style-name="T2">В</text:span></text:p>
          </table:table-cell>
          <table:table-cell table:style-name="Таблица12.D23" office:value-type="string">
            <text:p text:style-name="P63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7"/>
          </table:table-cell>
          <table:table-cell table:style-name="Таблица12.G2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747465341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7">9-<text:span text:style-name="T2">В</text:span></text:p>
          </table:table-cell>
          <table:table-cell table:style-name="Таблица12.D24" office:value-type="string">
            <text:p text:style-name="P63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7"/>
          </table:table-cell>
          <table:table-cell table:style-name="Таблица12.G2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90801310810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767232548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4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748865411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679633546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63789246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618069537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781039348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63048366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80992352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77610875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90807837635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7">9-<text:span text:style-name="T2">В</text:span></text:p>
          </table:table-cell>
          <table:table-cell table:style-name="Таблица12.D35" office:value-type="string">
            <text:p text:style-name="P63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7"/>
          </table:table-cell>
          <table:table-cell table:style-name="Таблица12.G35" office:value-type="string">
            <text:p text:style-name="P38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205907461471405" text:continue-list="list205908078376353" text:style-name="L2">
              <text:list-item text:start-value="1">
                <text:p text:style-name="P100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8">9-<text:span text:style-name="T2">В</text:span></text:p>
          </table:table-cell>
          <table:table-cell table:style-name="Таблица13.D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39"/>
          </table:table-cell>
          <table:table-cell table:style-name="Таблица13.G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80846087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8">9-<text:span text:style-name="T2">В</text:span></text:p>
          </table:table-cell>
          <table:table-cell table:style-name="Таблица13.D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39"/>
          </table:table-cell>
          <table:table-cell table:style-name="Таблица13.G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6894977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8">9-<text:span text:style-name="T2">В</text:span></text:p>
          </table:table-cell>
          <table:table-cell table:style-name="Таблица13.D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39"/>
          </table:table-cell>
          <table:table-cell table:style-name="Таблица13.G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6581279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8">9-<text:span text:style-name="T2">В</text:span></text:p>
          </table:table-cell>
          <table:table-cell table:style-name="Таблица13.D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39"/>
          </table:table-cell>
          <table:table-cell table:style-name="Таблица13.G5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5375680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8">9-<text:span text:style-name="T2">В</text:span></text:p>
          </table:table-cell>
          <table:table-cell table:style-name="Таблица13.D6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39"/>
          </table:table-cell>
          <table:table-cell table:style-name="Таблица13.G6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7769062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8">9-<text:span text:style-name="T2">В</text:span></text:p>
          </table:table-cell>
          <table:table-cell table:style-name="Таблица13.D7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39"/>
          </table:table-cell>
          <table:table-cell table:style-name="Таблица13.G7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4935048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8">9-<text:span text:style-name="T2">В</text:span></text:p>
          </table:table-cell>
          <table:table-cell table:style-name="Таблица13.D8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39"/>
          </table:table-cell>
          <table:table-cell table:style-name="Таблица13.G8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7817146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8">9-<text:span text:style-name="T2">В</text:span></text:p>
          </table:table-cell>
          <table:table-cell table:style-name="Таблица13.D9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39"/>
          </table:table-cell>
          <table:table-cell table:style-name="Таблица13.G9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3721537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8">9-<text:span text:style-name="T2">В</text:span></text:p>
          </table:table-cell>
          <table:table-cell table:style-name="Таблица13.D1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39"/>
          </table:table-cell>
          <table:table-cell table:style-name="Таблица13.G1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2250277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8">9-<text:span text:style-name="T2">В</text:span></text:p>
          </table:table-cell>
          <table:table-cell table:style-name="Таблица13.D11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39"/>
          </table:table-cell>
          <table:table-cell table:style-name="Таблица13.G11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2597244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8">9-<text:span text:style-name="T2">В</text:span></text:p>
          </table:table-cell>
          <table:table-cell table:style-name="Таблица13.D1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39"/>
          </table:table-cell>
          <table:table-cell table:style-name="Таблица13.G1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82168071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8">9-<text:span text:style-name="T2">В</text:span></text:p>
          </table:table-cell>
          <table:table-cell table:style-name="Таблица13.D1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39"/>
          </table:table-cell>
          <table:table-cell table:style-name="Таблица13.G1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807096865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8">9-<text:span text:style-name="T2">В</text:span></text:p>
          </table:table-cell>
          <table:table-cell table:style-name="Таблица13.D1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39"/>
          </table:table-cell>
          <table:table-cell table:style-name="Таблица13.G1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70351857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8">9-<text:span text:style-name="T2">В</text:span></text:p>
          </table:table-cell>
          <table:table-cell table:style-name="Таблица13.D1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39"/>
          </table:table-cell>
          <table:table-cell table:style-name="Таблица13.G15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2297549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8">9-<text:span text:style-name="T2">В</text:span></text:p>
          </table:table-cell>
          <table:table-cell table:style-name="Таблица13.D16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39"/>
          </table:table-cell>
          <table:table-cell table:style-name="Таблица13.G16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2866544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8">9-<text:span text:style-name="T2">В</text:span></text:p>
          </table:table-cell>
          <table:table-cell table:style-name="Таблица13.D17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39"/>
          </table:table-cell>
          <table:table-cell table:style-name="Таблица13.G17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1689543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8">9-<text:span text:style-name="T2">В</text:span></text:p>
          </table:table-cell>
          <table:table-cell table:style-name="Таблица13.D18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39"/>
          </table:table-cell>
          <table:table-cell table:style-name="Таблица13.G18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6321450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8">9-<text:span text:style-name="T2">В</text:span></text:p>
          </table:table-cell>
          <table:table-cell table:style-name="Таблица13.D19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39"/>
          </table:table-cell>
          <table:table-cell table:style-name="Таблица13.G19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45012326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8">9-<text:span text:style-name="T2">В</text:span></text:p>
          </table:table-cell>
          <table:table-cell table:style-name="Таблица13.D2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39"/>
          </table:table-cell>
          <table:table-cell table:style-name="Таблица13.G2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06603569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8">9-<text:span text:style-name="T2">В</text:span></text:p>
          </table:table-cell>
          <table:table-cell table:style-name="Таблица13.D21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39"/>
          </table:table-cell>
          <table:table-cell table:style-name="Таблица13.G21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5679492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8">9-<text:span text:style-name="T2">В</text:span></text:p>
          </table:table-cell>
          <table:table-cell table:style-name="Таблица13.D2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39"/>
          </table:table-cell>
          <table:table-cell table:style-name="Таблица13.G2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7195039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8">9-<text:span text:style-name="T2">В</text:span></text:p>
          </table:table-cell>
          <table:table-cell table:style-name="Таблица13.D2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39"/>
          </table:table-cell>
          <table:table-cell table:style-name="Таблица13.G2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4270856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8">9-<text:span text:style-name="T2">В</text:span></text:p>
          </table:table-cell>
          <table:table-cell table:style-name="Таблица13.D2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39"/>
          </table:table-cell>
          <table:table-cell table:style-name="Таблица13.G2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5266420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7310553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49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7570495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2295587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8354027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3439177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67597932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15665676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4477176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79373841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90825509561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8">9-<text:span text:style-name="T2">В</text:span></text:p>
          </table:table-cell>
          <table:table-cell table:style-name="Таблица13.D3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39"/>
          </table:table-cell>
          <table:table-cell table:style-name="Таблица13.G35" office:value-type="string">
            <text:p text:style-name="P3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6-09-04T20:59:04.294543107</dc:date>
    <meta:editing-duration>PT1H17M28S</meta:editing-duration>
    <meta:editing-cycles>11</meta:editing-cycles>
    <meta:generator>LibreOffice/5.2.0.4$Linux_X86_64 LibreOffice_project/066b007f5ebcc236395c7d282ba488bca6720265</meta:generator>
    <meta:document-statistic meta:table-count="18" meta:image-count="29" meta:object-count="0" meta:page-count="19" meta:paragraph-count="2769" meta:word-count="3653" meta:character-count="24364" meta:non-whitespace-character-count="23530"/>
  </office:meta>
</office:document-meta>
</file>